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53.33pt" svg:height="648.74pt" svg:x="974.18pt" svg:y="1498.71pt">
            <draw:object draw:notify-on-update-of-ranges="Sheet1.M104:Sheet1.M108 Sheet1.N103:Sheet1.N103 Sheet1.N104:Sheet1.N108 Sheet1.O103:Sheet1.O103 Sheet1.O104:Sheet1.O108 Sheet1.P103:Sheet1.P103 Sheet1.P104:Sheet1.P108 Sheet1.Q103:Sheet1.Q103 Sheet1.Q104:Sheet1.Q108 Sheet1.R103:Sheet1.R103 Sheet1.R104:Sheet1.R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2x.zip</text:p>
          </table:table-cell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float" office:value="323.801" calcext:value-type="float">
            <text:p>323.801</text:p>
          </table:table-cell>
          <table:table-cell office:value-type="float" office:value="1.77" calcext:value-type="float">
            <text:p>1.77</text:p>
          </table:table-cell>
          <table:table-cell office:value-type="float" office:value="1.295" calcext:value-type="float">
            <text:p>1.295</text:p>
          </table:table-cell>
          <table:table-cell office:value-type="float" office:value="5.369" calcext:value-type="float">
            <text:p>5.369</text:p>
          </table:table-cell>
          <table:table-cell office:value-type="float" office:value="182340" calcext:value-type="float">
            <text:p>182340</text:p>
          </table:table-cell>
          <table:table-cell office:value-type="float" office:value="322695.299" calcext:value-type="float">
            <text:p>322695.29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2]" office:value-type="string" office:string-value="test-000019.circuit_network_timer_based.2x.zip" calcext:value-type="string">
            <text:p>test-000019.circuit_network_timer_based.2x.zip</text:p>
          </table:table-cell>
          <table:table-cell table:formula="of:=AVERAGE([.E2:.E4])" office:value-type="float" office:value="1.77033333333333" calcext:value-type="float">
            <text:p>1.770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ircuit_network_timer_based.2x.zip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324.254" calcext:value-type="float">
            <text:p>324.254</text:p>
          </table:table-cell>
          <table:table-cell office:value-type="float" office:value="1.773" calcext:value-type="float">
            <text:p>1.773</text:p>
          </table:table-cell>
          <table:table-cell office:value-type="float" office:value="1.303" calcext:value-type="float">
            <text:p>1.303</text:p>
          </table:table-cell>
          <table:table-cell office:value-type="float" office:value="5.077" calcext:value-type="float">
            <text:p>5.077</text:p>
          </table:table-cell>
          <table:table-cell office:value-type="float" office:value="182340" calcext:value-type="float">
            <text:p>182340</text:p>
          </table:table-cell>
          <table:table-cell office:value-type="float" office:value="323247.722" calcext:value-type="float">
            <text:p>323247.72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2x.zip</text:p>
          </table:table-cell>
          <table:table-cell office:value-type="float" office:value="3" calcext:value-type="float">
            <text:p>3</text:p>
          </table:table-cell>
          <table:table-cell office:value-type="float" office:value="0.707" calcext:value-type="float">
            <text:p>0.707</text:p>
          </table:table-cell>
          <table:table-cell office:value-type="float" office:value="323.436" calcext:value-type="float">
            <text:p>323.436</text:p>
          </table:table-cell>
          <table:table-cell office:value-type="float" office:value="1.768" calcext:value-type="float">
            <text:p>1.768</text:p>
          </table:table-cell>
          <table:table-cell office:value-type="float" office:value="1.297" calcext:value-type="float">
            <text:p>1.297</text:p>
          </table:table-cell>
          <table:table-cell office:value-type="float" office:value="4.85" calcext:value-type="float">
            <text:p>4.85</text:p>
          </table:table-cell>
          <table:table-cell office:value-type="float" office:value="182340" calcext:value-type="float">
            <text:p>182340</text:p>
          </table:table-cell>
          <table:table-cell office:value-type="float" office:value="322433.583" calcext:value-type="float">
            <text:p>322433.583</text:p>
          </table:table-cell>
          <table:table-cell office:value-type="float" office:value="565.5" calcext:value-type="float">
            <text:p>56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3x.zip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.896</text:p>
          </table:table-cell>
          <table:table-cell office:value-type="float" office:value="537.305" calcext:value-type="float">
            <text:p>537.305</text:p>
          </table:table-cell>
          <table:table-cell office:value-type="float" office:value="2.94" calcext:value-type="float">
            <text:p>2.94</text:p>
          </table:table-cell>
          <table:table-cell office:value-type="float" office:value="1.807" calcext:value-type="float">
            <text:p>1.807</text:p>
          </table:table-cell>
          <table:table-cell office:value-type="float" office:value="37.752" calcext:value-type="float">
            <text:p>37.752</text:p>
          </table:table-cell>
          <table:table-cell office:value-type="float" office:value="182340" calcext:value-type="float">
            <text:p>182340</text:p>
          </table:table-cell>
          <table:table-cell office:value-type="float" office:value="536049.77" calcext:value-type="float">
            <text:p>536049.77</text:p>
          </table:table-cell>
          <table:table-cell office:value-type="float" office:value="340.1" calcext:value-type="float">
            <text:p>340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5]" office:value-type="string" office:string-value="test-000019.circuit_network_timer_based.3x.zip" calcext:value-type="string">
            <text:p>test-000019.circuit_network_timer_based.3x.zip</text:p>
          </table:table-cell>
          <table:table-cell table:formula="of:=AVERAGE([.E5:.E7])" office:value-type="float" office:value="2.943" calcext:value-type="float">
            <text:p>2.9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ircuit_network_timer_based.3x.zip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65</text:p>
          </table:table-cell>
          <table:table-cell office:value-type="float" office:value="538.946" calcext:value-type="float">
            <text:p>538.946</text:p>
          </table:table-cell>
          <table:table-cell office:value-type="float" office:value="2.949" calcext:value-type="float">
            <text:p>2.949</text:p>
          </table:table-cell>
          <table:table-cell office:value-type="float" office:value="1.801" calcext:value-type="float">
            <text:p>1.801</text:p>
          </table:table-cell>
          <table:table-cell office:value-type="float" office:value="38.023" calcext:value-type="float">
            <text:p>38.023</text:p>
          </table:table-cell>
          <table:table-cell office:value-type="float" office:value="182340" calcext:value-type="float">
            <text:p>182340</text:p>
          </table:table-cell>
          <table:table-cell office:value-type="float" office:value="537724.32" calcext:value-type="float">
            <text:p>537724.3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3x.zip</text:p>
          </table:table-cell>
          <table:table-cell office:value-type="float" office:value="3" calcext:value-type="float">
            <text:p>3</text:p>
          </table:table-cell>
          <table:table-cell office:value-type="float" office:value="0.866" calcext:value-type="float">
            <text:p>0.866</text:p>
          </table:table-cell>
          <table:table-cell office:value-type="float" office:value="537.377" calcext:value-type="float">
            <text:p>537.377</text:p>
          </table:table-cell>
          <table:table-cell office:value-type="float" office:value="2.94" calcext:value-type="float">
            <text:p>2.94</text:p>
          </table:table-cell>
          <table:table-cell office:value-type="float" office:value="1.814" calcext:value-type="float">
            <text:p>1.814</text:p>
          </table:table-cell>
          <table:table-cell office:value-type="float" office:value="37.87" calcext:value-type="float">
            <text:p>37.87</text:p>
          </table:table-cell>
          <table:table-cell office:value-type="float" office:value="182340" calcext:value-type="float">
            <text:p>182340</text:p>
          </table:table-cell>
          <table:table-cell office:value-type="float" office:value="536154.501" calcext:value-type="float">
            <text:p>536154.50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4x.zip</text:p>
          </table:table-cell>
          <table:table-cell office:value-type="float" office:value="1" calcext:value-type="float">
            <text:p>1</text:p>
          </table:table-cell>
          <table:table-cell office:value-type="float" office:value="1.034" calcext:value-type="float">
            <text:p>1.034</text:p>
          </table:table-cell>
          <table:table-cell office:value-type="float" office:value="753.056" calcext:value-type="float">
            <text:p>753.056</text:p>
          </table:table-cell>
          <table:table-cell office:value-type="float" office:value="4.122" calcext:value-type="float">
            <text:p>4.122</text:p>
          </table:table-cell>
          <table:table-cell office:value-type="float" office:value="1.75" calcext:value-type="float">
            <text:p>1.75</text:p>
          </table:table-cell>
          <table:table-cell office:value-type="float" office:value="41.501" calcext:value-type="float">
            <text:p>41.501</text:p>
          </table:table-cell>
          <table:table-cell office:value-type="float" office:value="182340" calcext:value-type="float">
            <text:p>182340</text:p>
          </table:table-cell>
          <table:table-cell office:value-type="float" office:value="751599.797" calcext:value-type="float">
            <text:p>751599.797</text:p>
          </table:table-cell>
          <table:table-cell office:value-type="float" office:value="242.6" calcext:value-type="float">
            <text:p>24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8]" office:value-type="string" office:string-value="test-000019.circuit_network_timer_based.4x.zip" calcext:value-type="string">
            <text:p>test-000019.circuit_network_timer_based.4x.zip</text:p>
          </table:table-cell>
          <table:table-cell table:formula="of:=AVERAGE([.E8:.E10])" office:value-type="float" office:value="4.12133333333333" calcext:value-type="float">
            <text:p>4.121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ircuit_network_timer_based.4x.zip</text:p>
          </table:table-cell>
          <table:table-cell office:value-type="float" office:value="2" calcext:value-type="float">
            <text:p>2</text:p>
          </table:table-cell>
          <table:table-cell office:value-type="float" office:value="1.015" calcext:value-type="float">
            <text:p>1.015</text:p>
          </table:table-cell>
          <table:table-cell office:value-type="float" office:value="751.987" calcext:value-type="float">
            <text:p>751.987</text:p>
          </table:table-cell>
          <table:table-cell office:value-type="float" office:value="4.116" calcext:value-type="float">
            <text:p>4.116</text:p>
          </table:table-cell>
          <table:table-cell office:value-type="float" office:value="1.742" calcext:value-type="float">
            <text:p>1.742</text:p>
          </table:table-cell>
          <table:table-cell office:value-type="float" office:value="41.448" calcext:value-type="float">
            <text:p>41.448</text:p>
          </table:table-cell>
          <table:table-cell office:value-type="float" office:value="182340" calcext:value-type="float">
            <text:p>182340</text:p>
          </table:table-cell>
          <table:table-cell office:value-type="float" office:value="750549.382" calcext:value-type="float">
            <text:p>750549.382</text:p>
          </table:table-cell>
          <table:table-cell office:value-type="float" office:value="242.9" calcext:value-type="float">
            <text:p>24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4x.zip</text:p>
          </table:table-cell>
          <table:table-cell office:value-type="float" office:value="3" calcext:value-type="float">
            <text:p>3</text:p>
          </table:table-cell>
          <table:table-cell office:value-type="float" office:value="1.037" calcext:value-type="float">
            <text:p>1.037</text:p>
          </table:table-cell>
          <table:table-cell office:value-type="float" office:value="753.841" calcext:value-type="float">
            <text:p>753.841</text:p>
          </table:table-cell>
          <table:table-cell office:value-type="float" office:value="4.126" calcext:value-type="float">
            <text:p>4.126</text:p>
          </table:table-cell>
          <table:table-cell office:value-type="float" office:value="1.745" calcext:value-type="float">
            <text:p>1.745</text:p>
          </table:table-cell>
          <table:table-cell office:value-type="float" office:value="41.966" calcext:value-type="float">
            <text:p>41.966</text:p>
          </table:table-cell>
          <table:table-cell office:value-type="float" office:value="182340" calcext:value-type="float">
            <text:p>182340</text:p>
          </table:table-cell>
          <table:table-cell office:value-type="float" office:value="752382.509" calcext:value-type="float">
            <text:p>752382.509</text:p>
          </table:table-cell>
          <table:table-cell office:value-type="float" office:value="242.3" calcext:value-type="float">
            <text:p>242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5x.zip</text:p>
          </table:table-cell>
          <table:table-cell office:value-type="float" office:value="1" calcext:value-type="float">
            <text:p>1</text:p>
          </table:table-cell>
          <table:table-cell office:value-type="float" office:value="1.186" calcext:value-type="float">
            <text:p>1.186</text:p>
          </table:table-cell>
          <table:table-cell office:value-type="float" office:value="982.153" calcext:value-type="float">
            <text:p>982.153</text:p>
          </table:table-cell>
          <table:table-cell office:value-type="float" office:value="5.377" calcext:value-type="float">
            <text:p>5.377</text:p>
          </table:table-cell>
          <table:table-cell office:value-type="float" office:value="3.585" calcext:value-type="float">
            <text:p>3.585</text:p>
          </table:table-cell>
          <table:table-cell office:value-type="float" office:value="46.833" calcext:value-type="float">
            <text:p>46.833</text:p>
          </table:table-cell>
          <table:table-cell office:value-type="float" office:value="182340" calcext:value-type="float">
            <text:p>182340</text:p>
          </table:table-cell>
          <table:table-cell office:value-type="float" office:value="980487.991" calcext:value-type="float">
            <text:p>980487.991</text:p>
          </table:table-cell>
          <table:table-cell office:value-type="float" office:value="185.9" calcext:value-type="float">
            <text:p>185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11]" office:value-type="string" office:string-value="test-000019.circuit_network_timer_based.5x.zip" calcext:value-type="string">
            <text:p>test-000019.circuit_network_timer_based.5x.zip</text:p>
          </table:table-cell>
          <table:table-cell table:formula="of:=AVERAGE([.E11:.E13])" office:value-type="float" office:value="5.361" calcext:value-type="float">
            <text:p>5.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ircuit_network_timer_based.5x.zip</text:p>
          </table:table-cell>
          <table:table-cell office:value-type="float" office:value="2" calcext:value-type="float">
            <text:p>2</text:p>
          </table:table-cell>
          <table:table-cell office:value-type="float" office:value="1.145" calcext:value-type="float">
            <text:p>1.145</text:p>
          </table:table-cell>
          <table:table-cell office:value-type="float" office:value="976.148" calcext:value-type="float">
            <text:p>976.148</text:p>
          </table:table-cell>
          <table:table-cell office:value-type="float" office:value="5.345" calcext:value-type="float">
            <text:p>5.345</text:p>
          </table:table-cell>
          <table:table-cell office:value-type="float" office:value="3.569" calcext:value-type="float">
            <text:p>3.569</text:p>
          </table:table-cell>
          <table:table-cell office:value-type="float" office:value="46.253" calcext:value-type="float">
            <text:p>46.253</text:p>
          </table:table-cell>
          <table:table-cell office:value-type="float" office:value="182340" calcext:value-type="float">
            <text:p>182340</text:p>
          </table:table-cell>
          <table:table-cell office:value-type="float" office:value="974521.428" calcext:value-type="float">
            <text:p>974521.428</text:p>
          </table:table-cell>
          <table:table-cell office:value-type="float" office:value="187.1" calcext:value-type="float">
            <text:p>18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5x.zip</text:p>
          </table:table-cell>
          <table:table-cell office:value-type="float" office:value="3" calcext:value-type="float">
            <text:p>3</text:p>
          </table:table-cell>
          <table:table-cell office:value-type="float" office:value="1.154" calcext:value-type="float">
            <text:p>1.154</text:p>
          </table:table-cell>
          <table:table-cell office:value-type="float" office:value="979.094" calcext:value-type="float">
            <text:p>979.094</text:p>
          </table:table-cell>
          <table:table-cell office:value-type="float" office:value="5.361" calcext:value-type="float">
            <text:p>5.361</text:p>
          </table:table-cell>
          <table:table-cell office:value-type="float" office:value="3.578" calcext:value-type="float">
            <text:p>3.578</text:p>
          </table:table-cell>
          <table:table-cell office:value-type="float" office:value="46.405" calcext:value-type="float">
            <text:p>46.405</text:p>
          </table:table-cell>
          <table:table-cell office:value-type="float" office:value="182340" calcext:value-type="float">
            <text:p>182340</text:p>
          </table:table-cell>
          <table:table-cell office:value-type="float" office:value="977461.31" calcext:value-type="float">
            <text:p>977461.31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zip</text:p>
          </table:table-cell>
          <table:table-cell office:value-type="float" office:value="1" calcext:value-type="float">
            <text:p>1</text:p>
          </table:table-cell>
          <table:table-cell office:value-type="float" office:value="0.577" calcext:value-type="float">
            <text:p>0.577</text:p>
          </table:table-cell>
          <table:table-cell office:value-type="float" office:value="132.088" calcext:value-type="float">
            <text:p>132.088</text:p>
          </table:table-cell>
          <table:table-cell office:value-type="float" office:value="0.72" calcext:value-type="float">
            <text:p>0.72</text:p>
          </table:table-cell>
          <table:table-cell office:value-type="float" office:value="0.439" calcext:value-type="float">
            <text:p>0.439</text:p>
          </table:table-cell>
          <table:table-cell office:value-type="float" office:value="3.08" calcext:value-type="float">
            <text:p>3.08</text:p>
          </table:table-cell>
          <table:table-cell office:value-type="float" office:value="182340" calcext:value-type="float">
            <text:p>182340</text:p>
          </table:table-cell>
          <table:table-cell office:value-type="float" office:value="131272.697" calcext:value-type="float">
            <text:p>131272.697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14]" office:value-type="string" office:string-value="test-000019.circuit_network_timer_based.zip" calcext:value-type="string">
            <text:p>test-000019.circuit_network_timer_based.zip</text:p>
          </table:table-cell>
          <table:table-cell table:formula="of:=AVERAGE([.E14:.E16])" office:value-type="float" office:value="0.727333333333333" calcext:value-type="float">
            <text:p>0.727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ircuit_network_timer_based.zip</text:p>
          </table:table-cell>
          <table:table-cell office:value-type="float" office:value="2" calcext:value-type="float">
            <text:p>2</text:p>
          </table:table-cell>
          <table:table-cell office:value-type="float" office:value="0.573" calcext:value-type="float">
            <text:p>0.573</text:p>
          </table:table-cell>
          <table:table-cell office:value-type="float" office:value="131.401" calcext:value-type="float">
            <text:p>131.401</text:p>
          </table:table-cell>
          <table:table-cell office:value-type="float" office:value="0.716" calcext:value-type="float">
            <text:p>0.716</text:p>
          </table:table-cell>
          <table:table-cell office:value-type="float" office:value="0.435" calcext:value-type="float">
            <text:p>0.435</text:p>
          </table:table-cell>
          <table:table-cell office:value-type="float" office:value="2.883" calcext:value-type="float">
            <text:p>2.883</text:p>
          </table:table-cell>
          <table:table-cell office:value-type="float" office:value="182340" calcext:value-type="float">
            <text:p>182340</text:p>
          </table:table-cell>
          <table:table-cell office:value-type="float" office:value="130589.611" calcext:value-type="float">
            <text:p>130589.611</text:p>
          </table:table-cell>
          <table:table-cell office:value-type="float" office:value="1396.2" calcext:value-type="float">
            <text:p>139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ircuit_network_timer_based.zip</text:p>
          </table:table-cell>
          <table:table-cell office:value-type="float" office:value="3" calcext:value-type="float">
            <text:p>3</text:p>
          </table:table-cell>
          <table:table-cell office:value-type="float" office:value="0.577" calcext:value-type="float">
            <text:p>0.577</text:p>
          </table:table-cell>
          <table:table-cell office:value-type="float" office:value="136.844" calcext:value-type="float">
            <text:p>136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441" calcext:value-type="float">
            <text:p>0.441</text:p>
          </table:table-cell>
          <table:table-cell office:value-type="float" office:value="3.375" calcext:value-type="float">
            <text:p>3.375</text:p>
          </table:table-cell>
          <table:table-cell office:value-type="float" office:value="182340" calcext:value-type="float">
            <text:p>182340</text:p>
          </table:table-cell>
          <table:table-cell office:value-type="float" office:value="136029" calcext:value-type="float">
            <text:p>136029</text:p>
          </table:table-cell>
          <table:table-cell office:value-type="float" office:value="1340.4" calcext:value-type="float">
            <text:p>134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ontrol.2x.zip</text:p>
          </table:table-cell>
          <table:table-cell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  <table:table-cell office:value-type="float" office:value="46.246" calcext:value-type="float">
            <text:p>46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5" calcext:value-type="float">
            <text:p>0.235</text:p>
          </table:table-cell>
          <table:table-cell office:value-type="float" office:value="7.452" calcext:value-type="float">
            <text:p>7.452</text:p>
          </table:table-cell>
          <table:table-cell office:value-type="float" office:value="182340" calcext:value-type="float">
            <text:p>182340</text:p>
          </table:table-cell>
          <table:table-cell office:value-type="float" office:value="45219.668" calcext:value-type="float">
            <text:p>45219.668</text:p>
          </table:table-cell>
          <table:table-cell office:value-type="float" office:value="4032.3" calcext:value-type="float">
            <text:p>4032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17]" office:value-type="string" office:string-value="test-000019.control.2x.zip" calcext:value-type="string">
            <text:p>test-000019.control.2x.zip</text:p>
          </table:table-cell>
          <table:table-cell table:formula="of:=AVERAGE([.E17:.E19])" office:value-type="float" office:value="0.258333333333333" calcext:value-type="float">
            <text:p>0.25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ontrol.2x.zip</text:p>
          </table:table-cell>
          <table:table-cell office:value-type="float" office:value="2" calcext:value-type="float">
            <text:p>2</text:p>
          </table:table-cell>
          <table:table-cell office:value-type="float" office:value="0.734" calcext:value-type="float">
            <text:p>0.734</text:p>
          </table:table-cell>
          <table:table-cell office:value-type="float" office:value="51.667" calcext:value-type="float">
            <text:p>51.6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34" calcext:value-type="float">
            <text:p>0.234</text:p>
          </table:table-cell>
          <table:table-cell office:value-type="float" office:value="7.236" calcext:value-type="float">
            <text:p>7.236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647.265" calcext:value-type="float">
            <text:p>50647.265</text:p>
          </table:table-cell>
          <table:table-cell office:value-type="float" office:value="3600.1" calcext:value-type="float">
            <text:p>3600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ontrol.2x.zip</text:p>
          </table:table-cell>
          <table:table-cell office:value-type="float" office:value="3" calcext:value-type="float">
            <text:p>3</text:p>
          </table:table-cell>
          <table:table-cell office:value-type="float" office:value="0.731" calcext:value-type="float">
            <text:p>0.731</text:p>
          </table:table-cell>
          <table:table-cell office:value-type="float" office:value="46.443" calcext:value-type="float">
            <text:p>46.44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6" calcext:value-type="float">
            <text:p>0.236</text:p>
          </table:table-cell>
          <table:table-cell office:value-type="float" office:value="6.643" calcext:value-type="float">
            <text:p>6.643</text:p>
          </table:table-cell>
          <table:table-cell office:value-type="float" office:value="182340" calcext:value-type="float">
            <text:p>182340</text:p>
          </table:table-cell>
          <table:table-cell office:value-type="float" office:value="45425.976" calcext:value-type="float">
            <text:p>45425.97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ontrol.zip</text:p>
          </table:table-cell>
          <table:table-cell office:value-type="float" office:value="1" calcext:value-type="float">
            <text:p>1</text:p>
          </table:table-cell>
          <table:table-cell office:value-type="float" office:value="0.576" calcext:value-type="float">
            <text:p>0.576</text:p>
          </table:table-cell>
          <table:table-cell office:value-type="float" office:value="21.64" calcext:value-type="float">
            <text:p>21.6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1.549" calcext:value-type="float">
            <text:p>1.549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830.236" calcext:value-type="float">
            <text:p>20830.236</text:p>
          </table:table-cell>
          <table:table-cell office:value-type="float" office:value="8753.6" calcext:value-type="float">
            <text:p>875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20]" office:value-type="string" office:string-value="test-000019.control.zip" calcext:value-type="string">
            <text:p>test-000019.control.zip</text:p>
          </table:table-cell>
          <table:table-cell table:formula="of:=AVERAGE([.E20:.E22])" office:value-type="float" office:value="0.114333333333333" calcext:value-type="float">
            <text:p>0.114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control.zip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.571</text:p>
          </table:table-cell>
          <table:table-cell office:value-type="float" office:value="21.746" calcext:value-type="float">
            <text:p>21.74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1.602" calcext:value-type="float">
            <text:p>1.602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942.25" calcext:value-type="float">
            <text:p>20942.25</text:p>
          </table:table-cell>
          <table:table-cell office:value-type="float" office:value="8706.8" calcext:value-type="float">
            <text:p>870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control.zip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21.664" calcext:value-type="float">
            <text:p>21.66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1.624" calcext:value-type="float">
            <text:p>1.624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860.346" calcext:value-type="float">
            <text:p>20860.346</text:p>
          </table:table-cell>
          <table:table-cell office:value-type="float" office:value="8740.9" calcext:value-type="float">
            <text:p>874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2x.zip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287.591" calcext:value-type="float">
            <text:p>287.591</text:p>
          </table:table-cell>
          <table:table-cell office:value-type="float" office:value="1.572" calcext:value-type="float">
            <text:p>1.572</text:p>
          </table:table-cell>
          <table:table-cell office:value-type="float" office:value="0.961" calcext:value-type="float">
            <text:p>0.961</text:p>
          </table:table-cell>
          <table:table-cell office:value-type="float" office:value="4.686" calcext:value-type="float">
            <text:p>4.686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6560.429" calcext:value-type="float">
            <text:p>286560.429</text:p>
          </table:table-cell>
          <table:table-cell office:value-type="float" office:value="636.3" calcext:value-type="float">
            <text:p>63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23]" office:value-type="string" office:string-value="test-000019.inactivity.2x.zip" calcext:value-type="string">
            <text:p>test-000019.inactivity.2x.zip</text:p>
          </table:table-cell>
          <table:table-cell table:formula="of:=AVERAGE([.E23:.E25])" office:value-type="float" office:value="1.57133333333333" calcext:value-type="float">
            <text:p>1.571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activity.2x.zip</text:p>
          </table:table-cell>
          <table:table-cell office:value-type="float" office:value="2" calcext:value-type="float">
            <text:p>2</text:p>
          </table:table-cell>
          <table:table-cell office:value-type="float" office:value="0.726" calcext:value-type="float">
            <text:p>0.726</text:p>
          </table:table-cell>
          <table:table-cell office:value-type="float" office:value="287.442" calcext:value-type="float">
            <text:p>287.442</text:p>
          </table:table-cell>
          <table:table-cell office:value-type="float" office:value="1.571" calcext:value-type="float">
            <text:p>1.571</text:p>
          </table:table-cell>
          <table:table-cell office:value-type="float" office:value="0.966" calcext:value-type="float">
            <text:p>0.966</text:p>
          </table:table-cell>
          <table:table-cell office:value-type="float" office:value="4.924" calcext:value-type="float">
            <text:p>4.924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6412.379" calcext:value-type="float">
            <text:p>286412.379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2x.zip</text:p>
          </table:table-cell>
          <table:table-cell office:value-type="float" office:value="3" calcext:value-type="float">
            <text:p>3</text:p>
          </table:table-cell>
          <table:table-cell office:value-type="float" office:value="0.729" calcext:value-type="float">
            <text:p>0.729</text:p>
          </table:table-cell>
          <table:table-cell office:value-type="float" office:value="287.548" calcext:value-type="float">
            <text:p>287.548</text:p>
          </table:table-cell>
          <table:table-cell office:value-type="float" office:value="1.571" calcext:value-type="float">
            <text:p>1.571</text:p>
          </table:table-cell>
          <table:table-cell office:value-type="float" office:value="0.958" calcext:value-type="float">
            <text:p>0.958</text:p>
          </table:table-cell>
          <table:table-cell office:value-type="float" office:value="4.889" calcext:value-type="float">
            <text:p>4.889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6515.37" calcext:value-type="float">
            <text:p>286515.37</text:p>
          </table:table-cell>
          <table:table-cell office:value-type="float" office:value="636.4" calcext:value-type="float">
            <text:p>63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3x.zip</text:p>
          </table:table-cell>
          <table:table-cell office:value-type="float" office:value="1" calcext:value-type="float">
            <text:p>1</text:p>
          </table:table-cell>
          <table:table-cell office:value-type="float" office:value="0.841" calcext:value-type="float">
            <text:p>0.841</text:p>
          </table:table-cell>
          <table:table-cell office:value-type="float" office:value="478.08" calcext:value-type="float">
            <text:p>478.08</text:p>
          </table:table-cell>
          <table:table-cell office:value-type="float" office:value="2.615" calcext:value-type="float">
            <text:p>2.615</text:p>
          </table:table-cell>
          <table:table-cell office:value-type="float" office:value="1.369" calcext:value-type="float">
            <text:p>1.369</text:p>
          </table:table-cell>
          <table:table-cell office:value-type="float" office:value="13.335" calcext:value-type="float">
            <text:p>13.335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6886.659" calcext:value-type="float">
            <text:p>476886.659</text:p>
          </table:table-cell>
          <table:table-cell office:value-type="float" office:value="382.3" calcext:value-type="float">
            <text:p>382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26]" office:value-type="string" office:string-value="test-000019.inactivity.3x.zip" calcext:value-type="string">
            <text:p>test-000019.inactivity.3x.zip</text:p>
          </table:table-cell>
          <table:table-cell table:formula="of:=AVERAGE([.E26:.E28])" office:value-type="float" office:value="2.62066666666667" calcext:value-type="float">
            <text:p>2.620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activity.3x.zip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478.755" calcext:value-type="float">
            <text:p>478.755</text:p>
          </table:table-cell>
          <table:table-cell office:value-type="float" office:value="2.619" calcext:value-type="float">
            <text:p>2.619</text:p>
          </table:table-cell>
          <table:table-cell office:value-type="float" office:value="1.383" calcext:value-type="float">
            <text:p>1.383</text:p>
          </table:table-cell>
          <table:table-cell office:value-type="float" office:value="13.438" calcext:value-type="float">
            <text:p>13.438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7563.172" calcext:value-type="float">
            <text:p>477563.172</text:p>
          </table:table-cell>
          <table:table-cell office:value-type="float" office:value="381.8" calcext:value-type="float">
            <text:p>38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3x.zip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office:value-type="float" office:value="480.402" calcext:value-type="float">
            <text:p>480.402</text:p>
          </table:table-cell>
          <table:table-cell office:value-type="float" office:value="2.628" calcext:value-type="float">
            <text:p>2.628</text:p>
          </table:table-cell>
          <table:table-cell office:value-type="float" office:value="1.374" calcext:value-type="float">
            <text:p>1.374</text:p>
          </table:table-cell>
          <table:table-cell office:value-type="float" office:value="13.471" calcext:value-type="float">
            <text:p>13.471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9211.146" calcext:value-type="float">
            <text:p>479211.146</text:p>
          </table:table-cell>
          <table:table-cell office:value-type="float" office:value="380.5" calcext:value-type="float">
            <text:p>380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4x.zip</text:p>
          </table:table-cell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674.635" calcext:value-type="float">
            <text:p>674.635</text:p>
          </table:table-cell>
          <table:table-cell office:value-type="float" office:value="3.692" calcext:value-type="float">
            <text:p>3.692</text:p>
          </table:table-cell>
          <table:table-cell office:value-type="float" office:value="1.903" calcext:value-type="float">
            <text:p>1.903</text:p>
          </table:table-cell>
          <table:table-cell office:value-type="float" office:value="16.471" calcext:value-type="float">
            <text:p>16.471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3232.583" calcext:value-type="float">
            <text:p>673232.583</text:p>
          </table:table-cell>
          <table:table-cell office:value-type="float" office:value="270.8" calcext:value-type="float">
            <text:p>27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29]" office:value-type="string" office:string-value="test-000019.inactivity.4x.zip" calcext:value-type="string">
            <text:p>test-000019.inactivity.4x.zip</text:p>
          </table:table-cell>
          <table:table-cell table:formula="of:=AVERAGE([.E29:.E31])" office:value-type="float" office:value="3.69366666666667" calcext:value-type="float">
            <text:p>3.693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activity.4x.zip</text:p>
          </table:table-cell>
          <table:table-cell office:value-type="float" office:value="2" calcext:value-type="float">
            <text:p>2</text:p>
          </table:table-cell>
          <table:table-cell office:value-type="float" office:value="0.983" calcext:value-type="float">
            <text:p>0.983</text:p>
          </table:table-cell>
          <table:table-cell office:value-type="float" office:value="674.255" calcext:value-type="float">
            <text:p>674.255</text:p>
          </table:table-cell>
          <table:table-cell office:value-type="float" office:value="3.69" calcext:value-type="float">
            <text:p>3.69</text:p>
          </table:table-cell>
          <table:table-cell office:value-type="float" office:value="1.898" calcext:value-type="float">
            <text:p>1.898</text:p>
          </table:table-cell>
          <table:table-cell office:value-type="float" office:value="16.574" calcext:value-type="float">
            <text:p>16.574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2863.156" calcext:value-type="float">
            <text:p>672863.156</text:p>
          </table:table-cell>
          <table:table-cell office:value-type="float" office:value="270.9" calcext:value-type="float">
            <text:p>27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4x.zip</text:p>
          </table:table-cell>
          <table:table-cell office:value-type="float" office:value="3" calcext:value-type="float">
            <text:p>3</text:p>
          </table:table-cell>
          <table:table-cell office:value-type="float" office:value="1.009" calcext:value-type="float">
            <text:p>1.009</text:p>
          </table:table-cell>
          <table:table-cell office:value-type="float" office:value="675.912" calcext:value-type="float">
            <text:p>675.912</text:p>
          </table:table-cell>
          <table:table-cell office:value-type="float" office:value="3.699" calcext:value-type="float">
            <text:p>3.699</text:p>
          </table:table-cell>
          <table:table-cell office:value-type="float" office:value="1.899" calcext:value-type="float">
            <text:p>1.899</text:p>
          </table:table-cell>
          <table:table-cell office:value-type="float" office:value="16.615" calcext:value-type="float">
            <text:p>16.615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4493.54" calcext:value-type="float">
            <text:p>674493.54</text:p>
          </table:table-cell>
          <table:table-cell office:value-type="float" office:value="270.3" calcext:value-type="float">
            <text:p>27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5x.zip</text:p>
          </table:table-cell>
          <table:table-cell office:value-type="float" office:value="1" calcext:value-type="float">
            <text:p>1</text:p>
          </table:table-cell>
          <table:table-cell office:value-type="float" office:value="1.151" calcext:value-type="float">
            <text:p>1.151</text:p>
          </table:table-cell>
          <table:table-cell office:value-type="float" office:value="875.017" calcext:value-type="float">
            <text:p>875.017</text:p>
          </table:table-cell>
          <table:table-cell office:value-type="float" office:value="4.79" calcext:value-type="float">
            <text:p>4.79</text:p>
          </table:table-cell>
          <table:table-cell office:value-type="float" office:value="2.379" calcext:value-type="float">
            <text:p>2.379</text:p>
          </table:table-cell>
          <table:table-cell office:value-type="float" office:value="21.26" calcext:value-type="float">
            <text:p>21.26</text:p>
          </table:table-cell>
          <table:table-cell office:value-type="float" office:value="182340" calcext:value-type="float">
            <text:p>182340</text:p>
          </table:table-cell>
          <table:table-cell office:value-type="float" office:value="873404.901" calcext:value-type="float">
            <text:p>873404.901</text:p>
          </table:table-cell>
          <table:table-cell office:value-type="float" office:value="208.7" calcext:value-type="float">
            <text:p>20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32]" office:value-type="string" office:string-value="test-000019.inactivity.5x.zip" calcext:value-type="string">
            <text:p>test-000019.inactivity.5x.zip</text:p>
          </table:table-cell>
          <table:table-cell table:formula="of:=AVERAGE([.E32:.E34])" office:value-type="float" office:value="4.787" calcext:value-type="float">
            <text:p>4.7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activity.5x.zip</text:p>
          </table:table-cell>
          <table:table-cell office:value-type="float" office:value="2" calcext:value-type="float">
            <text:p>2</text:p>
          </table:table-cell>
          <table:table-cell office:value-type="float" office:value="1.145" calcext:value-type="float">
            <text:p>1.145</text:p>
          </table:table-cell>
          <table:table-cell office:value-type="float" office:value="873.292" calcext:value-type="float">
            <text:p>873.292</text:p>
          </table:table-cell>
          <table:table-cell office:value-type="float" office:value="4.781" calcext:value-type="float">
            <text:p>4.781</text:p>
          </table:table-cell>
          <table:table-cell office:value-type="float" office:value="2.376" calcext:value-type="float">
            <text:p>2.376</text:p>
          </table:table-cell>
          <table:table-cell office:value-type="float" office:value="22.021" calcext:value-type="float">
            <text:p>22.021</text:p>
          </table:table-cell>
          <table:table-cell office:value-type="float" office:value="182340" calcext:value-type="float">
            <text:p>182340</text:p>
          </table:table-cell>
          <table:table-cell office:value-type="float" office:value="871686.239" calcext:value-type="float">
            <text:p>871686.239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5x.zip</text:p>
          </table:table-cell>
          <table:table-cell office:value-type="float" office:value="3" calcext:value-type="float">
            <text:p>3</text:p>
          </table:table-cell>
          <table:table-cell office:value-type="float" office:value="1.145" calcext:value-type="float">
            <text:p>1.145</text:p>
          </table:table-cell>
          <table:table-cell office:value-type="float" office:value="875.01" calcext:value-type="float">
            <text:p>875.01</text:p>
          </table:table-cell>
          <table:table-cell office:value-type="float" office:value="4.79" calcext:value-type="float">
            <text:p>4.79</text:p>
          </table:table-cell>
          <table:table-cell office:value-type="float" office:value="2.376" calcext:value-type="float">
            <text:p>2.376</text:p>
          </table:table-cell>
          <table:table-cell office:value-type="float" office:value="21.423" calcext:value-type="float">
            <text:p>21.423</text:p>
          </table:table-cell>
          <table:table-cell office:value-type="float" office:value="182340" calcext:value-type="float">
            <text:p>182340</text:p>
          </table:table-cell>
          <table:table-cell office:value-type="float" office:value="873403.738" calcext:value-type="float">
            <text:p>873403.738</text:p>
          </table:table-cell>
          <table:table-cell office:value-type="float" office:value="208.7" calcext:value-type="float">
            <text:p>20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zip</text:p>
          </table:table-cell>
          <table:table-cell office:value-type="float" office:value="1" calcext:value-type="float">
            <text:p>1</text:p>
          </table:table-cell>
          <table:table-cell office:value-type="float" office:value="0.593" calcext:value-type="float">
            <text:p>0.593</text:p>
          </table:table-cell>
          <table:table-cell office:value-type="float" office:value="120.644" calcext:value-type="float">
            <text:p>120.6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279" calcext:value-type="float">
            <text:p>0.279</text:p>
          </table:table-cell>
          <table:table-cell office:value-type="float" office:value="2.289" calcext:value-type="float">
            <text:p>2.289</text:p>
          </table:table-cell>
          <table:table-cell office:value-type="float" office:value="182340" calcext:value-type="float">
            <text:p>182340</text:p>
          </table:table-cell>
          <table:table-cell office:value-type="float" office:value="119815.564" calcext:value-type="float">
            <text:p>119815.564</text:p>
          </table:table-cell>
          <table:table-cell office:value-type="float" office:value="1521.8" calcext:value-type="float">
            <text:p>152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35]" office:value-type="string" office:string-value="test-000019.inactivity.zip" calcext:value-type="string">
            <text:p>test-000019.inactivity.zip</text:p>
          </table:table-cell>
          <table:table-cell table:formula="of:=AVERAGE([.E35:.E37])" office:value-type="float" office:value="0.668" calcext:value-type="float">
            <text:p>0.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activity.zip</text:p>
          </table:table-cell>
          <table:table-cell office:value-type="float" office:value="2" calcext:value-type="float">
            <text:p>2</text:p>
          </table:table-cell>
          <table:table-cell office:value-type="float" office:value="0.592" calcext:value-type="float">
            <text:p>0.592</text:p>
          </table:table-cell>
          <table:table-cell office:value-type="float" office:value="123.915" calcext:value-type="float">
            <text:p>123.9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28" calcext:value-type="float">
            <text:p>0.28</text:p>
          </table:table-cell>
          <table:table-cell office:value-type="float" office:value="2.307" calcext:value-type="float">
            <text:p>2.307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3086.31" calcext:value-type="float">
            <text:p>123086.31</text:p>
          </table:table-cell>
          <table:table-cell office:value-type="float" office:value="1481.3" calcext:value-type="float">
            <text:p>1481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activity.zip</text:p>
          </table:table-cell>
          <table:table-cell office:value-type="float" office:value="3" calcext:value-type="float">
            <text:p>3</text:p>
          </table:table-cell>
          <table:table-cell office:value-type="float" office:value="0.572" calcext:value-type="float">
            <text:p>0.572</text:p>
          </table:table-cell>
          <table:table-cell office:value-type="float" office:value="123.378" calcext:value-type="float">
            <text:p>123.378</text:p>
          </table:table-cell>
          <table:table-cell office:value-type="float" office:value="0.672" calcext:value-type="float">
            <text:p>0.672</text:p>
          </table:table-cell>
          <table:table-cell office:value-type="float" office:value="0.281" calcext:value-type="float">
            <text:p>0.281</text:p>
          </table:table-cell>
          <table:table-cell office:value-type="float" office:value="2.165" calcext:value-type="float">
            <text:p>2.165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2569.914" calcext:value-type="float">
            <text:p>122569.914</text:p>
          </table:table-cell>
          <table:table-cell office:value-type="float" office:value="1487.6" calcext:value-type="float">
            <text:p>148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2x.zip</text:p>
          </table:table-cell>
          <table:table-cell office:value-type="float" office:value="1" calcext:value-type="float">
            <text:p>1</text:p>
          </table:table-cell>
          <table:table-cell office:value-type="float" office:value="0.729" calcext:value-type="float">
            <text:p>0.729</text:p>
          </table:table-cell>
          <table:table-cell office:value-type="float" office:value="301.767" calcext:value-type="float">
            <text:p>301.767</text:p>
          </table:table-cell>
          <table:table-cell office:value-type="float" office:value="1.649" calcext:value-type="float">
            <text:p>1.649</text:p>
          </table:table-cell>
          <table:table-cell office:value-type="float" office:value="1.282" calcext:value-type="float">
            <text:p>1.282</text:p>
          </table:table-cell>
          <table:table-cell office:value-type="float" office:value="7.143" calcext:value-type="float">
            <text:p>7.143</text:p>
          </table:table-cell>
          <table:table-cell office:value-type="float" office:value="182340" calcext:value-type="float">
            <text:p>182340</text:p>
          </table:table-cell>
          <table:table-cell office:value-type="float" office:value="300746.896" calcext:value-type="float">
            <text:p>300746.896</text:p>
          </table:table-cell>
          <table:table-cell office:value-type="float" office:value="606.2" calcext:value-type="float">
            <text:p>60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38]" office:value-type="string" office:string-value="test-000019.inventory_full_empty.2x.zip" calcext:value-type="string">
            <text:p>test-000019.inventory_full_empty.2x.zip</text:p>
          </table:table-cell>
          <table:table-cell table:formula="of:=AVERAGE([.E38:.E40])" office:value-type="float" office:value="1.64566666666667" calcext:value-type="float">
            <text:p>1.645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ventory_full_empty.2x.zip</text:p>
          </table:table-cell>
          <table:table-cell office:value-type="float" office:value="2" calcext:value-type="float">
            <text:p>2</text:p>
          </table:table-cell>
          <table:table-cell office:value-type="float" office:value="0.725" calcext:value-type="float">
            <text:p>0.725</text:p>
          </table:table-cell>
          <table:table-cell office:value-type="float" office:value="300.551" calcext:value-type="float">
            <text:p>300.551</text:p>
          </table:table-cell>
          <table:table-cell office:value-type="float" office:value="1.643" calcext:value-type="float">
            <text:p>1.643</text:p>
          </table:table-cell>
          <table:table-cell office:value-type="float" office:value="1.283" calcext:value-type="float">
            <text:p>1.283</text:p>
          </table:table-cell>
          <table:table-cell office:value-type="float" office:value="7.025" calcext:value-type="float">
            <text:p>7.025</text:p>
          </table:table-cell>
          <table:table-cell office:value-type="float" office:value="182340" calcext:value-type="float">
            <text:p>182340</text:p>
          </table:table-cell>
          <table:table-cell office:value-type="float" office:value="299534.094" calcext:value-type="float">
            <text:p>299534.094</text:p>
          </table:table-cell>
          <table:table-cell office:value-type="float" office:value="608.7" calcext:value-type="float">
            <text:p>60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2x.zip</text:p>
          </table:table-cell>
          <table:table-cell office:value-type="float" office:value="3" calcext:value-type="float">
            <text:p>3</text:p>
          </table:table-cell>
          <table:table-cell office:value-type="float" office:value="0.722" calcext:value-type="float">
            <text:p>0.722</text:p>
          </table:table-cell>
          <table:table-cell office:value-type="float" office:value="300.908" calcext:value-type="float">
            <text:p>300.908</text:p>
          </table:table-cell>
          <table:table-cell office:value-type="float" office:value="1.645" calcext:value-type="float">
            <text:p>1.645</text:p>
          </table:table-cell>
          <table:table-cell office:value-type="float" office:value="1.276" calcext:value-type="float">
            <text:p>1.276</text:p>
          </table:table-cell>
          <table:table-cell office:value-type="float" office:value="7.104" calcext:value-type="float">
            <text:p>7.104</text:p>
          </table:table-cell>
          <table:table-cell office:value-type="float" office:value="182340" calcext:value-type="float">
            <text:p>182340</text:p>
          </table:table-cell>
          <table:table-cell office:value-type="float" office:value="299894.2" calcext:value-type="float">
            <text:p>299894.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3x.zip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504.058" calcext:value-type="float">
            <text:p>504.058</text:p>
          </table:table-cell>
          <table:table-cell office:value-type="float" office:value="2.758" calcext:value-type="float">
            <text:p>2.758</text:p>
          </table:table-cell>
          <table:table-cell office:value-type="float" office:value="1.887" calcext:value-type="float">
            <text:p>1.887</text:p>
          </table:table-cell>
          <table:table-cell office:value-type="float" office:value="15.838" calcext:value-type="float">
            <text:p>15.838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2859.645" calcext:value-type="float">
            <text:p>502859.645</text:p>
          </table:table-cell>
          <table:table-cell office:value-type="float" office:value="362.6" calcext:value-type="float">
            <text:p>36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41]" office:value-type="string" office:string-value="test-000019.inventory_full_empty.3x.zip" calcext:value-type="string">
            <text:p>test-000019.inventory_full_empty.3x.zip</text:p>
          </table:table-cell>
          <table:table-cell table:formula="of:=AVERAGE([.E41:.E43])" office:value-type="float" office:value="2.75866666666667" calcext:value-type="float">
            <text:p>2.758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ventory_full_empty.3x.zip</text:p>
          </table:table-cell>
          <table:table-cell office:value-type="float" office:value="2" calcext:value-type="float">
            <text:p>2</text:p>
          </table:table-cell>
          <table:table-cell office:value-type="float" office:value="0.854" calcext:value-type="float">
            <text:p>0.854</text:p>
          </table:table-cell>
          <table:table-cell office:value-type="float" office:value="505.224" calcext:value-type="float">
            <text:p>505.224</text:p>
          </table:table-cell>
          <table:table-cell office:value-type="float" office:value="2.764" calcext:value-type="float">
            <text:p>2.764</text:p>
          </table:table-cell>
          <table:table-cell office:value-type="float" office:value="1.899" calcext:value-type="float">
            <text:p>1.899</text:p>
          </table:table-cell>
          <table:table-cell office:value-type="float" office:value="15.912" calcext:value-type="float">
            <text:p>15.912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4020.902" calcext:value-type="float">
            <text:p>504020.902</text:p>
          </table:table-cell>
          <table:table-cell office:value-type="float" office:value="361.7" calcext:value-type="float">
            <text:p>36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3x.zip</text:p>
          </table:table-cell>
          <table:table-cell office:value-type="float" office:value="3" calcext:value-type="float">
            <text:p>3</text:p>
          </table:table-cell>
          <table:table-cell office:value-type="float" office:value="0.853" calcext:value-type="float">
            <text:p>0.853</text:p>
          </table:table-cell>
          <table:table-cell office:value-type="float" office:value="503.332" calcext:value-type="float">
            <text:p>503.332</text:p>
          </table:table-cell>
          <table:table-cell office:value-type="float" office:value="2.754" calcext:value-type="float">
            <text:p>2.754</text:p>
          </table:table-cell>
          <table:table-cell office:value-type="float" office:value="1.886" calcext:value-type="float">
            <text:p>1.886</text:p>
          </table:table-cell>
          <table:table-cell office:value-type="float" office:value="15.793" calcext:value-type="float">
            <text:p>15.793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2129.274" calcext:value-type="float">
            <text:p>502129.274</text:p>
          </table:table-cell>
          <table:table-cell office:value-type="float" office:value="363.1" calcext:value-type="float">
            <text:p>363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4x.zip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708.853" calcext:value-type="float">
            <text:p>708.853</text:p>
          </table:table-cell>
          <table:table-cell office:value-type="float" office:value="3.88" calcext:value-type="float">
            <text:p>3.88</text:p>
          </table:table-cell>
          <table:table-cell office:value-type="float" office:value="2.452" calcext:value-type="float">
            <text:p>2.452</text:p>
          </table:table-cell>
          <table:table-cell office:value-type="float" office:value="19.012" calcext:value-type="float">
            <text:p>19.012</text:p>
          </table:table-cell>
          <table:table-cell office:value-type="float" office:value="182340" calcext:value-type="float">
            <text:p>182340</text:p>
          </table:table-cell>
          <table:table-cell office:value-type="float" office:value="707443.398" calcext:value-type="float">
            <text:p>707443.398</text:p>
          </table:table-cell>
          <table:table-cell office:value-type="float" office:value="257.7" calcext:value-type="float">
            <text:p>25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44]" office:value-type="string" office:string-value="test-000019.inventory_full_empty.4x.zip" calcext:value-type="string">
            <text:p>test-000019.inventory_full_empty.4x.zip</text:p>
          </table:table-cell>
          <table:table-cell table:formula="of:=AVERAGE([.E44:.E46])" office:value-type="float" office:value="3.87566666666667" calcext:value-type="float">
            <text:p>3.875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ventory_full_empty.4x.zip</text:p>
          </table:table-cell>
          <table:table-cell office:value-type="float" office:value="2" calcext:value-type="float">
            <text:p>2</text:p>
          </table:table-cell>
          <table:table-cell office:value-type="float" office:value="0.993" calcext:value-type="float">
            <text:p>0.993</text:p>
          </table:table-cell>
          <table:table-cell office:value-type="float" office:value="707.271" calcext:value-type="float">
            <text:p>707.271</text:p>
          </table:table-cell>
          <table:table-cell office:value-type="float" office:value="3.871" calcext:value-type="float">
            <text:p>3.871</text:p>
          </table:table-cell>
          <table:table-cell office:value-type="float" office:value="2.44" calcext:value-type="float">
            <text:p>2.44</text:p>
          </table:table-cell>
          <table:table-cell office:value-type="float" office:value="19.304" calcext:value-type="float">
            <text:p>19.304</text:p>
          </table:table-cell>
          <table:table-cell office:value-type="float" office:value="182340" calcext:value-type="float">
            <text:p>182340</text:p>
          </table:table-cell>
          <table:table-cell office:value-type="float" office:value="705868.676" calcext:value-type="float">
            <text:p>705868.676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4x.zip</text:p>
          </table:table-cell>
          <table:table-cell office:value-type="float" office:value="3" calcext:value-type="float">
            <text:p>3</text:p>
          </table:table-cell>
          <table:table-cell office:value-type="float" office:value="0.994" calcext:value-type="float">
            <text:p>0.994</text:p>
          </table:table-cell>
          <table:table-cell office:value-type="float" office:value="708.191" calcext:value-type="float">
            <text:p>708.191</text:p>
          </table:table-cell>
          <table:table-cell office:value-type="float" office:value="3.876" calcext:value-type="float">
            <text:p>3.876</text:p>
          </table:table-cell>
          <table:table-cell office:value-type="float" office:value="2.443" calcext:value-type="float">
            <text:p>2.443</text:p>
          </table:table-cell>
          <table:table-cell office:value-type="float" office:value="19.219" calcext:value-type="float">
            <text:p>19.219</text:p>
          </table:table-cell>
          <table:table-cell office:value-type="float" office:value="182340" calcext:value-type="float">
            <text:p>182340</text:p>
          </table:table-cell>
          <table:table-cell office:value-type="float" office:value="706786.501" calcext:value-type="float">
            <text:p>706786.501</text:p>
          </table:table-cell>
          <table:table-cell office:value-type="float" office:value="257.9" calcext:value-type="float">
            <text:p>257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5x.zip</text:p>
          </table:table-cell>
          <table:table-cell office:value-type="float" office:value="1" calcext:value-type="float">
            <text:p>1</text:p>
          </table:table-cell>
          <table:table-cell office:value-type="float" office:value="1.141" calcext:value-type="float">
            <text:p>1.141</text:p>
          </table:table-cell>
          <table:table-cell office:value-type="float" office:value="916.946" calcext:value-type="float">
            <text:p>916.946</text:p>
          </table:table-cell>
          <table:table-cell office:value-type="float" office:value="5.02" calcext:value-type="float">
            <text:p>5.02</text:p>
          </table:table-cell>
          <table:table-cell office:value-type="float" office:value="3.138" calcext:value-type="float">
            <text:p>3.138</text:p>
          </table:table-cell>
          <table:table-cell office:value-type="float" office:value="23.168" calcext:value-type="float">
            <text:p>23.168</text:p>
          </table:table-cell>
          <table:table-cell office:value-type="float" office:value="182340" calcext:value-type="float">
            <text:p>182340</text:p>
          </table:table-cell>
          <table:table-cell office:value-type="float" office:value="915348.869" calcext:value-type="float">
            <text:p>915348.869</text:p>
          </table:table-cell>
          <table:table-cell office:value-type="float" office:value="199.2" calcext:value-type="float">
            <text:p>19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47]" office:value-type="string" office:string-value="test-000019.inventory_full_empty.5x.zip" calcext:value-type="string">
            <text:p>test-000019.inventory_full_empty.5x.zip</text:p>
          </table:table-cell>
          <table:table-cell table:formula="of:=AVERAGE([.E47:.E49])" office:value-type="float" office:value="5.01133333333333" calcext:value-type="float">
            <text:p>5.011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ventory_full_empty.5x.zip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916.005" calcext:value-type="float">
            <text:p>916.005</text:p>
          </table:table-cell>
          <table:table-cell office:value-type="float" office:value="5.015" calcext:value-type="float">
            <text:p>5.015</text:p>
          </table:table-cell>
          <table:table-cell office:value-type="float" office:value="3.122" calcext:value-type="float">
            <text:p>3.122</text:p>
          </table:table-cell>
          <table:table-cell office:value-type="float" office:value="23.322" calcext:value-type="float">
            <text:p>23.322</text:p>
          </table:table-cell>
          <table:table-cell office:value-type="float" office:value="182340" calcext:value-type="float">
            <text:p>182340</text:p>
          </table:table-cell>
          <table:table-cell office:value-type="float" office:value="914407.073" calcext:value-type="float">
            <text:p>914407.073</text:p>
          </table:table-cell>
          <table:table-cell office:value-type="float" office:value="199.4" calcext:value-type="float">
            <text:p>199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5x.zip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913.08" calcext:value-type="float">
            <text:p>913.08</text:p>
          </table:table-cell>
          <table:table-cell office:value-type="float" office:value="4.999" calcext:value-type="float">
            <text:p>4.999</text:p>
          </table:table-cell>
          <table:table-cell office:value-type="float" office:value="3.123" calcext:value-type="float">
            <text:p>3.123</text:p>
          </table:table-cell>
          <table:table-cell office:value-type="float" office:value="23.105" calcext:value-type="float">
            <text:p>23.105</text:p>
          </table:table-cell>
          <table:table-cell office:value-type="float" office:value="182340" calcext:value-type="float">
            <text:p>182340</text:p>
          </table:table-cell>
          <table:table-cell office:value-type="float" office:value="911480.664" calcext:value-type="float">
            <text:p>911480.6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zip</text:p>
          </table:table-cell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.571</text:p>
          </table:table-cell>
          <table:table-cell office:value-type="float" office:value="121.553" calcext:value-type="float">
            <text:p>121.55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04" calcext:value-type="float">
            <text:p>0.504</text:p>
          </table:table-cell>
          <table:table-cell office:value-type="float" office:value="2.931" calcext:value-type="float">
            <text:p>2.931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0746.657" calcext:value-type="float">
            <text:p>120746.657</text:p>
          </table:table-cell>
          <table:table-cell office:value-type="float" office:value="1510.1" calcext:value-type="float">
            <text:p>1510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50]" office:value-type="string" office:string-value="test-000019.inventory_full_empty.zip" calcext:value-type="string">
            <text:p>test-000019.inventory_full_empty.zip</text:p>
          </table:table-cell>
          <table:table-cell table:formula="of:=AVERAGE([.E50:.E52])" office:value-type="float" office:value="0.687" calcext:value-type="float">
            <text:p>0.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nventory_full_empty.zip</text:p>
          </table:table-cell>
          <table:table-cell office:value-type="float" office:value="2" calcext:value-type="float">
            <text:p>2</text:p>
          </table:table-cell>
          <table:table-cell office:value-type="float" office:value="0.568" calcext:value-type="float">
            <text:p>0.568</text:p>
          </table:table-cell>
          <table:table-cell office:value-type="float" office:value="129.043" calcext:value-type="float">
            <text:p>129.04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38" calcext:value-type="float">
            <text:p>0.538</text:p>
          </table:table-cell>
          <table:table-cell office:value-type="float" office:value="3.536" calcext:value-type="float">
            <text:p>3.536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8240.536" calcext:value-type="float">
            <text:p>128240.536</text:p>
          </table:table-cell>
          <table:table-cell office:value-type="float" office:value="1421.8" calcext:value-type="float">
            <text:p>142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nventory_full_empty.zip</text:p>
          </table:table-cell>
          <table:table-cell office:value-type="float" office:value="3" calcext:value-type="float">
            <text:p>3</text:p>
          </table:table-cell>
          <table:table-cell office:value-type="float" office:value="0.569" calcext:value-type="float">
            <text:p>0.569</text:p>
          </table:table-cell>
          <table:table-cell office:value-type="float" office:value="127.719" calcext:value-type="float">
            <text:p>127.719</text:p>
          </table:table-cell>
          <table:table-cell office:value-type="float" office:value="0.696" calcext:value-type="float">
            <text:p>0.696</text:p>
          </table:table-cell>
          <table:table-cell office:value-type="float" office:value="0.535" calcext:value-type="float">
            <text:p>0.535</text:p>
          </table:table-cell>
          <table:table-cell office:value-type="float" office:value="3.296" calcext:value-type="float">
            <text:p>3.296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6914.995" calcext:value-type="float">
            <text:p>126914.995</text:p>
          </table:table-cell>
          <table:table-cell office:value-type="float" office:value="1436.7" calcext:value-type="float">
            <text:p>143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2x.zip</text:p>
          </table:table-cell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503.001" calcext:value-type="float">
            <text:p>503.001</text:p>
          </table:table-cell>
          <table:table-cell office:value-type="float" office:value="2.753" calcext:value-type="float">
            <text:p>2.753</text:p>
          </table:table-cell>
          <table:table-cell office:value-type="float" office:value="2.155" calcext:value-type="float">
            <text:p>2.155</text:p>
          </table:table-cell>
          <table:table-cell office:value-type="float" office:value="7.36" calcext:value-type="float">
            <text:p>7.36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1974.521" calcext:value-type="float">
            <text:p>501974.521</text:p>
          </table:table-cell>
          <table:table-cell office:value-type="float" office:value="363.2" calcext:value-type="float">
            <text:p>36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53]" office:value-type="string" office:string-value="test-000019.item_count.2x.zip" calcext:value-type="string">
            <text:p>test-000019.item_count.2x.zip</text:p>
          </table:table-cell>
          <table:table-cell table:formula="of:=AVERAGE([.E53:.E55])" office:value-type="float" office:value="2.748" calcext:value-type="float">
            <text:p>2.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tem_count.2x.zip</text:p>
          </table:table-cell>
          <table:table-cell office:value-type="float" office:value="2" calcext:value-type="float">
            <text:p>2</text:p>
          </table:table-cell>
          <table:table-cell office:value-type="float" office:value="0.732" calcext:value-type="float">
            <text:p>0.732</text:p>
          </table:table-cell>
          <table:table-cell office:value-type="float" office:value="502.933" calcext:value-type="float">
            <text:p>502.933</text:p>
          </table:table-cell>
          <table:table-cell office:value-type="float" office:value="2.753" calcext:value-type="float">
            <text:p>2.753</text:p>
          </table:table-cell>
          <table:table-cell office:value-type="float" office:value="2.157" calcext:value-type="float">
            <text:p>2.157</text:p>
          </table:table-cell>
          <table:table-cell office:value-type="float" office:value="7.227" calcext:value-type="float">
            <text:p>7.227</text:p>
          </table:table-cell>
          <table:table-cell office:value-type="float" office:value="182340" calcext:value-type="float">
            <text:p>182340</text:p>
          </table:table-cell>
          <table:table-cell office:value-type="float" office:value="501905.778" calcext:value-type="float">
            <text:p>501905.778</text:p>
          </table:table-cell>
          <table:table-cell office:value-type="float" office:value="363.2" calcext:value-type="float">
            <text:p>36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2x.zip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500.334" calcext:value-type="float">
            <text:p>500.334</text:p>
          </table:table-cell>
          <table:table-cell office:value-type="float" office:value="2.738" calcext:value-type="float">
            <text:p>2.738</text:p>
          </table:table-cell>
          <table:table-cell office:value-type="float" office:value="2.158" calcext:value-type="float">
            <text:p>2.158</text:p>
          </table:table-cell>
          <table:table-cell office:value-type="float" office:value="6.954" calcext:value-type="float">
            <text:p>6.954</text:p>
          </table:table-cell>
          <table:table-cell office:value-type="float" office:value="182340" calcext:value-type="float">
            <text:p>182340</text:p>
          </table:table-cell>
          <table:table-cell office:value-type="float" office:value="499311.872" calcext:value-type="float">
            <text:p>499311.872</text:p>
          </table:table-cell>
          <table:table-cell office:value-type="float" office:value="365.1" calcext:value-type="float">
            <text:p>365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3x.zip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806.614" calcext:value-type="float">
            <text:p>806.614</text:p>
          </table:table-cell>
          <table:table-cell office:value-type="float" office:value="4.417" calcext:value-type="float">
            <text:p>4.417</text:p>
          </table:table-cell>
          <table:table-cell office:value-type="float" office:value="3.203" calcext:value-type="float">
            <text:p>3.203</text:p>
          </table:table-cell>
          <table:table-cell office:value-type="float" office:value="16.75" calcext:value-type="float">
            <text:p>16.75</text:p>
          </table:table-cell>
          <table:table-cell office:value-type="float" office:value="182340" calcext:value-type="float">
            <text:p>182340</text:p>
          </table:table-cell>
          <table:table-cell office:value-type="float" office:value="805408.881" calcext:value-type="float">
            <text:p>805408.881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56]" office:value-type="string" office:string-value="test-000019.item_count.3x.zip" calcext:value-type="string">
            <text:p>test-000019.item_count.3x.zip</text:p>
          </table:table-cell>
          <table:table-cell table:formula="of:=AVERAGE([.E56:.E58])" office:value-type="float" office:value="4.41566666666667" calcext:value-type="float">
            <text:p>4.415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tem_count.3x.zip</text:p>
          </table:table-cell>
          <table:table-cell office:value-type="float" office:value="2" calcext:value-type="float">
            <text:p>2</text:p>
          </table:table-cell>
          <table:table-cell office:value-type="float" office:value="0.855" calcext:value-type="float">
            <text:p>0.855</text:p>
          </table:table-cell>
          <table:table-cell office:value-type="float" office:value="807.017" calcext:value-type="float">
            <text:p>807.017</text:p>
          </table:table-cell>
          <table:table-cell office:value-type="float" office:value="4.419" calcext:value-type="float">
            <text:p>4.419</text:p>
          </table:table-cell>
          <table:table-cell office:value-type="float" office:value="3.204" calcext:value-type="float">
            <text:p>3.204</text:p>
          </table:table-cell>
          <table:table-cell office:value-type="float" office:value="16.744" calcext:value-type="float">
            <text:p>16.744</text:p>
          </table:table-cell>
          <table:table-cell office:value-type="float" office:value="182340" calcext:value-type="float">
            <text:p>182340</text:p>
          </table:table-cell>
          <table:table-cell office:value-type="float" office:value="805809.583" calcext:value-type="float">
            <text:p>805809.583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3x.zip</text:p>
          </table:table-cell>
          <table:table-cell office:value-type="float" office:value="3" calcext:value-type="float">
            <text:p>3</text:p>
          </table:table-cell>
          <table:table-cell office:value-type="float" office:value="0.855" calcext:value-type="float">
            <text:p>0.855</text:p>
          </table:table-cell>
          <table:table-cell office:value-type="float" office:value="805.559" calcext:value-type="float">
            <text:p>805.559</text:p>
          </table:table-cell>
          <table:table-cell office:value-type="float" office:value="4.411" calcext:value-type="float">
            <text:p>4.411</text:p>
          </table:table-cell>
          <table:table-cell office:value-type="float" office:value="3.195" calcext:value-type="float">
            <text:p>3.195</text:p>
          </table:table-cell>
          <table:table-cell office:value-type="float" office:value="16.735" calcext:value-type="float">
            <text:p>16.735</text:p>
          </table:table-cell>
          <table:table-cell office:value-type="float" office:value="182340" calcext:value-type="float">
            <text:p>182340</text:p>
          </table:table-cell>
          <table:table-cell office:value-type="float" office:value="804353.568" calcext:value-type="float">
            <text:p>804353.568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4x.zip</text:p>
          </table:table-cell>
          <table:table-cell office:value-type="float" office:value="1" calcext:value-type="float">
            <text:p>1</text:p>
          </table:table-cell>
          <table:table-cell office:value-type="float" office:value="1.009" calcext:value-type="float">
            <text:p>1.009</text:p>
          </table:table-cell>
          <table:table-cell office:value-type="float" office:value="1119.139" calcext:value-type="float">
            <text:p>1119.139</text:p>
          </table:table-cell>
          <table:table-cell office:value-type="float" office:value="6.13" calcext:value-type="float">
            <text:p>6.13</text:p>
          </table:table-cell>
          <table:table-cell office:value-type="float" office:value="4.29" calcext:value-type="float">
            <text:p>4.29</text:p>
          </table:table-cell>
          <table:table-cell office:value-type="float" office:value="20.117" calcext:value-type="float">
            <text:p>20.117</text:p>
          </table:table-cell>
          <table:table-cell office:value-type="float" office:value="182340" calcext:value-type="float">
            <text:p>182340</text:p>
          </table:table-cell>
          <table:table-cell office:value-type="float" office:value="1117720.461" calcext:value-type="float">
            <text:p>1117720.461</text:p>
          </table:table-cell>
          <table:table-cell office:value-type="float" office:value="163.1" calcext:value-type="float">
            <text:p>163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59]" office:value-type="string" office:string-value="test-000019.item_count.4x.zip" calcext:value-type="string">
            <text:p>test-000019.item_count.4x.zip</text:p>
          </table:table-cell>
          <table:table-cell table:formula="of:=AVERAGE([.E59:.E61])" office:value-type="float" office:value="6.118" calcext:value-type="float">
            <text:p>6.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tem_count.4x.zip</text:p>
          </table:table-cell>
          <table:table-cell office:value-type="float" office:value="2" calcext:value-type="float">
            <text:p>2</text:p>
          </table:table-cell>
          <table:table-cell office:value-type="float" office:value="1.006" calcext:value-type="float">
            <text:p>1.006</text:p>
          </table:table-cell>
          <table:table-cell office:value-type="float" office:value="1117.17" calcext:value-type="float">
            <text:p>1117.17</text:p>
          </table:table-cell>
          <table:table-cell office:value-type="float" office:value="6.119" calcext:value-type="float">
            <text:p>6.119</text:p>
          </table:table-cell>
          <table:table-cell office:value-type="float" office:value="4.312" calcext:value-type="float">
            <text:p>4.312</text:p>
          </table:table-cell>
          <table:table-cell office:value-type="float" office:value="19.852" calcext:value-type="float">
            <text:p>19.852</text:p>
          </table:table-cell>
          <table:table-cell office:value-type="float" office:value="182340" calcext:value-type="float">
            <text:p>182340</text:p>
          </table:table-cell>
          <table:table-cell office:value-type="float" office:value="1115758.383" calcext:value-type="float">
            <text:p>1115758.383</text:p>
          </table:table-cell>
          <table:table-cell office:value-type="float" office:value="163.4" calcext:value-type="float">
            <text:p>163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4x.zip</text:p>
          </table:table-cell>
          <table:table-cell office:value-type="float" office:value="3" calcext:value-type="float">
            <text:p>3</text:p>
          </table:table-cell>
          <table:table-cell office:value-type="float" office:value="0.988" calcext:value-type="float">
            <text:p>0.988</text:p>
          </table:table-cell>
          <table:table-cell office:value-type="float" office:value="1114.605" calcext:value-type="float">
            <text:p>1114.605</text:p>
          </table:table-cell>
          <table:table-cell office:value-type="float" office:value="6.105" calcext:value-type="float">
            <text:p>6.105</text:p>
          </table:table-cell>
          <table:table-cell office:value-type="float" office:value="4.302" calcext:value-type="float">
            <text:p>4.302</text:p>
          </table:table-cell>
          <table:table-cell office:value-type="float" office:value="20.113" calcext:value-type="float">
            <text:p>20.113</text:p>
          </table:table-cell>
          <table:table-cell office:value-type="float" office:value="182340" calcext:value-type="float">
            <text:p>182340</text:p>
          </table:table-cell>
          <table:table-cell office:value-type="float" office:value="1113210.393" calcext:value-type="float">
            <text:p>1113210.393</text:p>
          </table:table-cell>
          <table:table-cell office:value-type="float" office:value="163.7" calcext:value-type="float">
            <text:p>16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5x.zip</text:p>
          </table:table-cell>
          <table:table-cell office:value-type="float" office:value="1" calcext:value-type="float">
            <text:p>1</text:p>
          </table:table-cell>
          <table:table-cell office:value-type="float" office:value="1.152" calcext:value-type="float">
            <text:p>1.152</text:p>
          </table:table-cell>
          <table:table-cell office:value-type="float" office:value="1433.411" calcext:value-type="float">
            <text:p>1433.411</text:p>
          </table:table-cell>
          <table:table-cell office:value-type="float" office:value="7.852" calcext:value-type="float">
            <text:p>7.852</text:p>
          </table:table-cell>
          <table:table-cell office:value-type="float" office:value="5.4" calcext:value-type="float">
            <text:p>5.4</text:p>
          </table:table-cell>
          <table:table-cell office:value-type="float" office:value="23.932" calcext:value-type="float">
            <text:p>23.932</text:p>
          </table:table-cell>
          <table:table-cell office:value-type="float" office:value="182340" calcext:value-type="float">
            <text:p>182340</text:p>
          </table:table-cell>
          <table:table-cell office:value-type="float" office:value="1431800.794" calcext:value-type="float">
            <text:p>1431800.794</text:p>
          </table:table-cell>
          <table:table-cell office:value-type="float" office:value="127.3" calcext:value-type="float">
            <text:p>12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62]" office:value-type="string" office:string-value="test-000019.item_count.5x.zip" calcext:value-type="string">
            <text:p>test-000019.item_count.5x.zip</text:p>
          </table:table-cell>
          <table:table-cell table:formula="of:=AVERAGE([.E62:.E64])" office:value-type="float" office:value="7.848" calcext:value-type="float">
            <text:p>7.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tem_count.5x.zip</text:p>
          </table:table-cell>
          <table:table-cell office:value-type="float" office:value="2" calcext:value-type="float">
            <text:p>2</text:p>
          </table:table-cell>
          <table:table-cell office:value-type="float" office:value="1.147" calcext:value-type="float">
            <text:p>1.147</text:p>
          </table:table-cell>
          <table:table-cell office:value-type="float" office:value="1429.478" calcext:value-type="float">
            <text:p>1429.478</text:p>
          </table:table-cell>
          <table:table-cell office:value-type="float" office:value="7.831" calcext:value-type="float">
            <text:p>7.831</text:p>
          </table:table-cell>
          <table:table-cell office:value-type="float" office:value="5.408" calcext:value-type="float">
            <text:p>5.408</text:p>
          </table:table-cell>
          <table:table-cell office:value-type="float" office:value="23.74" calcext:value-type="float">
            <text:p>23.74</text:p>
          </table:table-cell>
          <table:table-cell office:value-type="float" office:value="182340" calcext:value-type="float">
            <text:p>182340</text:p>
          </table:table-cell>
          <table:table-cell office:value-type="float" office:value="1427876.254" calcext:value-type="float">
            <text:p>1427876.254</text:p>
          </table:table-cell>
          <table:table-cell office:value-type="float" office:value="127.7" calcext:value-type="float">
            <text:p>12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5x.zip</text:p>
          </table:table-cell>
          <table:table-cell office:value-type="float" office:value="3" calcext:value-type="float">
            <text:p>3</text:p>
          </table:table-cell>
          <table:table-cell office:value-type="float" office:value="1.149" calcext:value-type="float">
            <text:p>1.149</text:p>
          </table:table-cell>
          <table:table-cell office:value-type="float" office:value="1435.03" calcext:value-type="float">
            <text:p>1435.03</text:p>
          </table:table-cell>
          <table:table-cell office:value-type="float" office:value="7.861" calcext:value-type="float">
            <text:p>7.861</text:p>
          </table:table-cell>
          <table:table-cell office:value-type="float" office:value="5.409" calcext:value-type="float">
            <text:p>5.409</text:p>
          </table:table-cell>
          <table:table-cell office:value-type="float" office:value="24.119" calcext:value-type="float">
            <text:p>24.119</text:p>
          </table:table-cell>
          <table:table-cell office:value-type="float" office:value="182340" calcext:value-type="float">
            <text:p>182340</text:p>
          </table:table-cell>
          <table:table-cell office:value-type="float" office:value="1433422.273" calcext:value-type="float">
            <text:p>1433422.273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zip</text:p>
          </table:table-cell>
          <table:table-cell office:value-type="float" office:value="1" calcext:value-type="float">
            <text:p>1</text:p>
          </table:table-cell>
          <table:table-cell office:value-type="float" office:value="0.598" calcext:value-type="float">
            <text:p>0.598</text:p>
          </table:table-cell>
          <table:table-cell office:value-type="float" office:value="202.747" calcext:value-type="float">
            <text:p>202.747</text:p>
          </table:table-cell>
          <table:table-cell office:value-type="float" office:value="1.107" calcext:value-type="float">
            <text:p>1.107</text:p>
          </table:table-cell>
          <table:table-cell office:value-type="float" office:value="0.836" calcext:value-type="float">
            <text:p>0.836</text:p>
          </table:table-cell>
          <table:table-cell office:value-type="float" office:value="2.996" calcext:value-type="float">
            <text:p>2.996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1914.115" calcext:value-type="float">
            <text:p>201914.115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65]" office:value-type="string" office:string-value="test-000019.item_count.zip" calcext:value-type="string">
            <text:p>test-000019.item_count.zip</text:p>
          </table:table-cell>
          <table:table-cell table:formula="of:=AVERAGE([.E65:.E67])" office:value-type="float" office:value="1.10366666666667" calcext:value-type="float">
            <text:p>1.103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item_count.zip</text:p>
          </table:table-cell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 office:value-type="float" office:value="201.347" calcext:value-type="float">
            <text:p>201.347</text:p>
          </table:table-cell>
          <table:table-cell office:value-type="float" office:value="1.1" calcext:value-type="float">
            <text:p>1.1</text:p>
          </table:table-cell>
          <table:table-cell office:value-type="float" office:value="0.832" calcext:value-type="float">
            <text:p>0.832</text:p>
          </table:table-cell>
          <table:table-cell office:value-type="float" office:value="2.823" calcext:value-type="float">
            <text:p>2.823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0541.63" calcext:value-type="float">
            <text:p>200541.63</text:p>
          </table:table-cell>
          <table:table-cell office:value-type="float" office:value="909.2" calcext:value-type="float">
            <text:p>90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item_count.zip</text:p>
          </table:table-cell>
          <table:table-cell office:value-type="float" office:value="3" calcext:value-type="float">
            <text:p>3</text:p>
          </table:table-cell>
          <table:table-cell office:value-type="float" office:value="0.599" calcext:value-type="float">
            <text:p>0.599</text:p>
          </table:table-cell>
          <table:table-cell office:value-type="float" office:value="202.183" calcext:value-type="float">
            <text:p>202.183</text:p>
          </table:table-cell>
          <table:table-cell office:value-type="float" office:value="1.104" calcext:value-type="float">
            <text:p>1.104</text:p>
          </table:table-cell>
          <table:table-cell office:value-type="float" office:value="0.837" calcext:value-type="float">
            <text:p>0.837</text:p>
          </table:table-cell>
          <table:table-cell office:value-type="float" office:value="2.829" calcext:value-type="float">
            <text:p>2.829</text:p>
          </table:table-cell>
          <table:table-cell office:value-type="float" office:value="182340" calcext:value-type="float">
            <text:p>182340</text:p>
          </table:table-cell>
          <table:table-cell office:value-type="float" office:value="201348.664" calcext:value-type="float">
            <text:p>201348.664</text:p>
          </table:table-cell>
          <table:table-cell office:value-type="float" office:value="905.5" calcext:value-type="float">
            <text:p>90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2x.zip</text:p>
          </table:table-cell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287.058" calcext:value-type="float">
            <text:p>287.058</text:p>
          </table:table-cell>
          <table:table-cell office:value-type="float" office:value="1.569" calcext:value-type="float">
            <text:p>1.569</text:p>
          </table:table-cell>
          <table:table-cell office:value-type="float" office:value="0.737" calcext:value-type="float">
            <text:p>0.737</text:p>
          </table:table-cell>
          <table:table-cell office:value-type="float" office:value="4.345" calcext:value-type="float">
            <text:p>4.345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6032.095" calcext:value-type="float">
            <text:p>286032.095</text:p>
          </table:table-cell>
          <table:table-cell office:value-type="float" office:value="637.4" calcext:value-type="float">
            <text:p>63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68]" office:value-type="string" office:string-value="test-000019.time_passed.2x.zip" calcext:value-type="string">
            <text:p>test-000019.time_passed.2x.zip</text:p>
          </table:table-cell>
          <table:table-cell table:formula="of:=AVERAGE([.E68:.E70])" office:value-type="float" office:value="1.566" calcext:value-type="float">
            <text:p>1.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time_passed.2x.zip</text:p>
          </table:table-cell>
          <table:table-cell office:value-type="float" office:value="2" calcext:value-type="float">
            <text:p>2</text:p>
          </table:table-cell>
          <table:table-cell office:value-type="float" office:value="0.729" calcext:value-type="float">
            <text:p>0.729</text:p>
          </table:table-cell>
          <table:table-cell office:value-type="float" office:value="286.359" calcext:value-type="float">
            <text:p>286.359</text:p>
          </table:table-cell>
          <table:table-cell office:value-type="float" office:value="1.565" calcext:value-type="float">
            <text:p>1.565</text:p>
          </table:table-cell>
          <table:table-cell office:value-type="float" office:value="0.735" calcext:value-type="float">
            <text:p>0.735</text:p>
          </table:table-cell>
          <table:table-cell office:value-type="float" office:value="4.669" calcext:value-type="float">
            <text:p>4.669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5336.935" calcext:value-type="float">
            <text:p>285336.93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2x.zip</text:p>
          </table:table-cell>
          <table:table-cell office:value-type="float" office:value="3" calcext:value-type="float">
            <text:p>3</text:p>
          </table:table-cell>
          <table:table-cell office:value-type="float" office:value="0.734" calcext:value-type="float">
            <text:p>0.734</text:p>
          </table:table-cell>
          <table:table-cell office:value-type="float" office:value="286.194" calcext:value-type="float">
            <text:p>286.194</text:p>
          </table:table-cell>
          <table:table-cell office:value-type="float" office:value="1.564" calcext:value-type="float">
            <text:p>1.564</text:p>
          </table:table-cell>
          <table:table-cell office:value-type="float" office:value="0.732" calcext:value-type="float">
            <text:p>0.732</text:p>
          </table:table-cell>
          <table:table-cell office:value-type="float" office:value="4.431" calcext:value-type="float">
            <text:p>4.431</text:p>
          </table:table-cell>
          <table:table-cell office:value-type="float" office:value="182340" calcext:value-type="float">
            <text:p>182340</text:p>
          </table:table-cell>
          <table:table-cell office:value-type="float" office:value="285167.223" calcext:value-type="float">
            <text:p>285167.223</text:p>
          </table:table-cell>
          <table:table-cell office:value-type="float" office:value="639.4" calcext:value-type="float">
            <text:p>639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3x.zip</text:p>
          </table:table-cell>
          <table:table-cell office:value-type="float" office:value="1" calcext:value-type="float">
            <text:p>1</text:p>
          </table:table-cell>
          <table:table-cell office:value-type="float" office:value="0.844" calcext:value-type="float">
            <text:p>0.844</text:p>
          </table:table-cell>
          <table:table-cell office:value-type="float" office:value="478.97" calcext:value-type="float">
            <text:p>478.97</text:p>
          </table:table-cell>
          <table:table-cell office:value-type="float" office:value="2.62" calcext:value-type="float">
            <text:p>2.62</text:p>
          </table:table-cell>
          <table:table-cell office:value-type="float" office:value="1.008" calcext:value-type="float">
            <text:p>1.008</text:p>
          </table:table-cell>
          <table:table-cell office:value-type="float" office:value="37.515" calcext:value-type="float">
            <text:p>37.515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7780.905" calcext:value-type="float">
            <text:p>477780.905</text:p>
          </table:table-cell>
          <table:table-cell office:value-type="float" office:value="381.6" calcext:value-type="float">
            <text:p>381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71]" office:value-type="string" office:string-value="test-000019.time_passed.3x.zip" calcext:value-type="string">
            <text:p>test-000019.time_passed.3x.zip</text:p>
          </table:table-cell>
          <table:table-cell table:formula="of:=AVERAGE([.E71:.E73])" office:value-type="float" office:value="2.622" calcext:value-type="float">
            <text:p>2.6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time_passed.3x.zip</text:p>
          </table:table-cell>
          <table:table-cell office:value-type="float" office:value="2" calcext:value-type="float">
            <text:p>2</text:p>
          </table:table-cell>
          <table:table-cell office:value-type="float" office:value="0.844" calcext:value-type="float">
            <text:p>0.844</text:p>
          </table:table-cell>
          <table:table-cell office:value-type="float" office:value="479.707" calcext:value-type="float">
            <text:p>479.707</text:p>
          </table:table-cell>
          <table:table-cell office:value-type="float" office:value="2.624" calcext:value-type="float">
            <text:p>2.624</text:p>
          </table:table-cell>
          <table:table-cell office:value-type="float" office:value="1.009" calcext:value-type="float">
            <text:p>1.009</text:p>
          </table:table-cell>
          <table:table-cell office:value-type="float" office:value="37.68" calcext:value-type="float">
            <text:p>37.68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8517.02" calcext:value-type="float">
            <text:p>478517.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3x.zip</text:p>
          </table:table-cell>
          <table:table-cell office:value-type="float" office:value="3" calcext:value-type="float">
            <text:p>3</text:p>
          </table:table-cell>
          <table:table-cell office:value-type="float" office:value="0.842" calcext:value-type="float">
            <text:p>0.842</text:p>
          </table:table-cell>
          <table:table-cell office:value-type="float" office:value="479.368" calcext:value-type="float">
            <text:p>479.368</text:p>
          </table:table-cell>
          <table:table-cell office:value-type="float" office:value="2.622" calcext:value-type="float">
            <text:p>2.622</text:p>
          </table:table-cell>
          <table:table-cell office:value-type="float" office:value="1.007" calcext:value-type="float">
            <text:p>1.007</text:p>
          </table:table-cell>
          <table:table-cell office:value-type="float" office:value="37.535" calcext:value-type="float">
            <text:p>37.535</text:p>
          </table:table-cell>
          <table:table-cell office:value-type="float" office:value="182340" calcext:value-type="float">
            <text:p>182340</text:p>
          </table:table-cell>
          <table:table-cell office:value-type="float" office:value="478179.646" calcext:value-type="float">
            <text:p>478179.646</text:p>
          </table:table-cell>
          <table:table-cell office:value-type="float" office:value="381.3" calcext:value-type="float">
            <text:p>381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4x.zip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676.633" calcext:value-type="float">
            <text:p>676.633</text:p>
          </table:table-cell>
          <table:table-cell office:value-type="float" office:value="3.703" calcext:value-type="float">
            <text:p>3.703</text:p>
          </table:table-cell>
          <table:table-cell office:value-type="float" office:value="2.386" calcext:value-type="float">
            <text:p>2.386</text:p>
          </table:table-cell>
          <table:table-cell office:value-type="float" office:value="41.368" calcext:value-type="float">
            <text:p>41.368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5227.727" calcext:value-type="float">
            <text:p>675227.72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74]" office:value-type="string" office:string-value="test-000019.time_passed.4x.zip" calcext:value-type="string">
            <text:p>test-000019.time_passed.4x.zip</text:p>
          </table:table-cell>
          <table:table-cell table:formula="of:=AVERAGE([.E74:.E76])" office:value-type="float" office:value="3.70133333333333" calcext:value-type="float">
            <text:p>3.701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time_passed.4x.zip</text:p>
          </table:table-cell>
          <table:table-cell office:value-type="float" office:value="2" calcext:value-type="float">
            <text:p>2</text:p>
          </table:table-cell>
          <table:table-cell office:value-type="float" office:value="0.993" calcext:value-type="float">
            <text:p>0.993</text:p>
          </table:table-cell>
          <table:table-cell office:value-type="float" office:value="675.756" calcext:value-type="float">
            <text:p>675.756</text:p>
          </table:table-cell>
          <table:table-cell office:value-type="float" office:value="3.698" calcext:value-type="float">
            <text:p>3.698</text:p>
          </table:table-cell>
          <table:table-cell office:value-type="float" office:value="2.388" calcext:value-type="float">
            <text:p>2.388</text:p>
          </table:table-cell>
          <table:table-cell office:value-type="float" office:value="41.317" calcext:value-type="float">
            <text:p>41.317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4350.657" calcext:value-type="float">
            <text:p>674350.657</text:p>
          </table:table-cell>
          <table:table-cell office:value-type="float" office:value="270.3" calcext:value-type="float">
            <text:p>27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4x.zip</text:p>
          </table:table-cell>
          <table:table-cell office:value-type="float" office:value="3" calcext:value-type="float">
            <text:p>3</text:p>
          </table:table-cell>
          <table:table-cell office:value-type="float" office:value="0.991" calcext:value-type="float">
            <text:p>0.991</text:p>
          </table:table-cell>
          <table:table-cell office:value-type="float" office:value="676.573" calcext:value-type="float">
            <text:p>676.573</text:p>
          </table:table-cell>
          <table:table-cell office:value-type="float" office:value="3.703" calcext:value-type="float">
            <text:p>3.703</text:p>
          </table:table-cell>
          <table:table-cell office:value-type="float" office:value="2.359" calcext:value-type="float">
            <text:p>2.359</text:p>
          </table:table-cell>
          <table:table-cell office:value-type="float" office:value="41.405" calcext:value-type="float">
            <text:p>41.405</text:p>
          </table:table-cell>
          <table:table-cell office:value-type="float" office:value="182340" calcext:value-type="float">
            <text:p>182340</text:p>
          </table:table-cell>
          <table:table-cell office:value-type="float" office:value="675170.426" calcext:value-type="float">
            <text:p>675170.4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5x.zip</text:p>
          </table:table-cell>
          <table:table-cell office:value-type="float" office:value="1" calcext:value-type="float">
            <text:p>1</text:p>
          </table:table-cell>
          <table:table-cell office:value-type="float" office:value="1.143" calcext:value-type="float">
            <text:p>1.143</text:p>
          </table:table-cell>
          <table:table-cell office:value-type="float" office:value="865.99" calcext:value-type="float">
            <text:p>865.99</text:p>
          </table:table-cell>
          <table:table-cell office:value-type="float" office:value="4.741" calcext:value-type="float">
            <text:p>4.741</text:p>
          </table:table-cell>
          <table:table-cell office:value-type="float" office:value="1.696" calcext:value-type="float">
            <text:p>1.696</text:p>
          </table:table-cell>
          <table:table-cell office:value-type="float" office:value="45.109" calcext:value-type="float">
            <text:p>45.109</text:p>
          </table:table-cell>
          <table:table-cell office:value-type="float" office:value="182340" calcext:value-type="float">
            <text:p>182340</text:p>
          </table:table-cell>
          <table:table-cell office:value-type="float" office:value="864388.893" calcext:value-type="float">
            <text:p>864388.893</text:p>
          </table:table-cell>
          <table:table-cell office:value-type="float" office:value="210.9" calcext:value-type="float">
            <text:p>21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77]" office:value-type="string" office:string-value="test-000019.time_passed.5x.zip" calcext:value-type="string">
            <text:p>test-000019.time_passed.5x.zip</text:p>
          </table:table-cell>
          <table:table-cell table:formula="of:=AVERAGE([.E77:.E79])" office:value-type="float" office:value="4.74466666666667" calcext:value-type="float">
            <text:p>4.744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time_passed.5x.zip</text:p>
          </table:table-cell>
          <table:table-cell office:value-type="float" office:value="2" calcext:value-type="float">
            <text:p>2</text:p>
          </table:table-cell>
          <table:table-cell office:value-type="float" office:value="1.144" calcext:value-type="float">
            <text:p>1.144</text:p>
          </table:table-cell>
          <table:table-cell office:value-type="float" office:value="866.145" calcext:value-type="float">
            <text:p>866.145</text:p>
          </table:table-cell>
          <table:table-cell office:value-type="float" office:value="4.741" calcext:value-type="float">
            <text:p>4.741</text:p>
          </table:table-cell>
          <table:table-cell office:value-type="float" office:value="1.699" calcext:value-type="float">
            <text:p>1.699</text:p>
          </table:table-cell>
          <table:table-cell office:value-type="float" office:value="45.113" calcext:value-type="float">
            <text:p>45.113</text:p>
          </table:table-cell>
          <table:table-cell office:value-type="float" office:value="182340" calcext:value-type="float">
            <text:p>182340</text:p>
          </table:table-cell>
          <table:table-cell office:value-type="float" office:value="864541.574" calcext:value-type="float">
            <text:p>864541.574</text:p>
          </table:table-cell>
          <table:table-cell office:value-type="float" office:value="210.9" calcext:value-type="float">
            <text:p>21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5x.zip</text:p>
          </table:table-cell>
          <table:table-cell office:value-type="float" office:value="3" calcext:value-type="float">
            <text:p>3</text:p>
          </table:table-cell>
          <table:table-cell office:value-type="float" office:value="1.146" calcext:value-type="float">
            <text:p>1.146</text:p>
          </table:table-cell>
          <table:table-cell office:value-type="float" office:value="868.01" calcext:value-type="float">
            <text:p>868.01</text:p>
          </table:table-cell>
          <table:table-cell office:value-type="float" office:value="4.752" calcext:value-type="float">
            <text:p>4.752</text:p>
          </table:table-cell>
          <table:table-cell office:value-type="float" office:value="1.701" calcext:value-type="float">
            <text:p>1.701</text:p>
          </table:table-cell>
          <table:table-cell office:value-type="float" office:value="45.094" calcext:value-type="float">
            <text:p>45.094</text:p>
          </table:table-cell>
          <table:table-cell office:value-type="float" office:value="182340" calcext:value-type="float">
            <text:p>182340</text:p>
          </table:table-cell>
          <table:table-cell office:value-type="float" office:value="866404.809" calcext:value-type="float">
            <text:p>866404.809</text:p>
          </table:table-cell>
          <table:table-cell office:value-type="float" office:value="210.4" calcext:value-type="float">
            <text:p>21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zip</text:p>
          </table:table-cell>
          <table:table-cell office:value-type="float" office:value="1" calcext:value-type="float">
            <text:p>1</text:p>
          </table:table-cell>
          <table:table-cell office:value-type="float" office:value="0.569" calcext:value-type="float">
            <text:p>0.569</text:p>
          </table:table-cell>
          <table:table-cell office:value-type="float" office:value="123.131" calcext:value-type="float">
            <text:p>123.1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398" calcext:value-type="float">
            <text:p>0.398</text:p>
          </table:table-cell>
          <table:table-cell office:value-type="float" office:value="3.011" calcext:value-type="float">
            <text:p>3.011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2324.707" calcext:value-type="float">
            <text:p>122324.707</text:p>
          </table:table-cell>
          <table:table-cell office:value-type="float" office:value="1490.6" calcext:value-type="float">
            <text:p>149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[.A80]" office:value-type="string" office:string-value="test-000019.time_passed.zip" calcext:value-type="string">
            <text:p>test-000019.time_passed.zip</text:p>
          </table:table-cell>
          <table:table-cell table:formula="of:=AVERAGE([.E80:.E82])" office:value-type="float" office:value="0.668333333333333" calcext:value-type="float">
            <text:p>0.66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000019.time_passed.zip</text:p>
          </table:table-cell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 office:value-type="float" office:value="121.012" calcext:value-type="float">
            <text:p>121.012</text:p>
          </table:table-cell>
          <table:table-cell office:value-type="float" office:value="0.659" calcext:value-type="float">
            <text:p>0.659</text:p>
          </table:table-cell>
          <table:table-cell office:value-type="float" office:value="0.391" calcext:value-type="float">
            <text:p>0.391</text:p>
          </table:table-cell>
          <table:table-cell office:value-type="float" office:value="2.906" calcext:value-type="float">
            <text:p>2.906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0207.661" calcext:value-type="float">
            <text:p>120207.661</text:p>
          </table:table-cell>
          <table:table-cell office:value-type="float" office:value="1516.8" calcext:value-type="float">
            <text:p>151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-000019.time_passed.zip</text:p>
          </table:table-cell>
          <table:table-cell office:value-type="float" office:value="3" calcext:value-type="float">
            <text:p>3</text:p>
          </table:table-cell>
          <table:table-cell office:value-type="float" office:value="0.596" calcext:value-type="float">
            <text:p>0.596</text:p>
          </table:table-cell>
          <table:table-cell office:value-type="float" office:value="123.961" calcext:value-type="float">
            <text:p>123.961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2" calcext:value-type="float">
            <text:p>0.402</text:p>
          </table:table-cell>
          <table:table-cell office:value-type="float" office:value="3.487" calcext:value-type="float">
            <text:p>3.487</text:p>
          </table:table-cell>
          <table:table-cell office:value-type="float" office:value="182340" calcext:value-type="float">
            <text:p>182340</text:p>
          </table:table-cell>
          <table:table-cell office:value-type="float" office:value="123130.088" calcext:value-type="float">
            <text:p>123130.088</text:p>
          </table:table-cell>
          <table:table-cell office:value-type="float" office:value="1480.8" calcext:value-type="float">
            <text:p>148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ms</text:p>
          </table:table-cell>
          <table:table-cell table:formula="of:=SUM([.I2:.I82])" office:value-type="float" office:value="42750369.677" calcext:value-type="float">
            <text:p>42750369.67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formula="of:=[.I84]/1000" office:value-type="float" office:value="42750.369677" calcext:value-type="float">
            <text:p>42750.36967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formula="of:=[.I85]/60" office:value-type="float" office:value="712.506161283334" calcext:value-type="float">
            <text:p>712.50616128333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hr</text:p>
          </table:table-cell>
          <table:table-cell table:formula="of:=[.I86]/60" office:value-type="float" office:value="11.8751026880556" calcext:value-type="float">
            <text:p>11.8751026880556</text:p>
          </table:table-cell>
          <table:table-cell table:number-columns-repeated="16"/>
        </table:table-row>
        <table:table-row table:style-name="ro1" table:number-rows-repeated="12">
          <table:table-cell table:number-columns-repeated="25"/>
        </table:table-row>
        <table:table-row table:style-name="ro1">
          <table:table-cell office:value-type="string" calcext:value-type="string">
            <text:p>test-000019.circuit_network_timer_based.2x.zip</text:p>
          </table:table-cell>
          <table:table-cell office:value-type="float" office:value="1.77033333333333" calcext:value-type="float">
            <text:p>1.7703333333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circuit_network_timer_based.3x.zip</text:p>
          </table:table-cell>
          <table:table-cell office:value-type="float" office:value="2.943" calcext:value-type="float">
            <text:p>2.9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circuit_network_timer_based.4x.zip</text:p>
          </table:table-cell>
          <table:table-cell office:value-type="float" office:value="4.12133333333333" calcext:value-type="float">
            <text:p>4.1213333333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circuit_network_timer_based.5x.zip</text:p>
          </table:table-cell>
          <table:table-cell office:value-type="float" office:value="5.361" calcext:value-type="float">
            <text:p>5.361</text:p>
          </table:table-cell>
          <table:table-cell table:number-columns-repeated="10"/>
          <table:table-cell office:value-type="string" calcext:value-type="string">
            <text:p>Map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5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-000019.circuit_network_timer_based.zip</text:p>
          </table:table-cell>
          <table:table-cell office:value-type="float" office:value="0.727333333333333" calcext:value-type="float">
            <text:p>0.727333333333333</text:p>
          </table:table-cell>
          <table:table-cell/>
          <table:table-cell table:formula="of:=[.A104]" office:value-type="string" office:string-value="test-000019.circuit_network_timer_based.zip" calcext:value-type="string">
            <text:p>test-000019.circuit_network_timer_based.zip</text:p>
          </table:table-cell>
          <table:table-cell table:formula="of:=[.B104]" office:value-type="float" office:value="0.727333333333333" calcext:value-type="float">
            <text:p>0.727333333333333</text:p>
          </table:table-cell>
          <table:table-cell table:formula="of:=[.B100]" office:value-type="float" office:value="1.77033333333333" calcext:value-type="float">
            <text:p>1.77033333333333</text:p>
          </table:table-cell>
          <table:table-cell table:formula="of:=[.B101]" office:value-type="float" office:value="2.943" calcext:value-type="float">
            <text:p>2.943</text:p>
          </table:table-cell>
          <table:table-cell table:formula="of:=[.B102]" office:value-type="float" office:value="4.12133333333333" calcext:value-type="float">
            <text:p>4.12133333333333</text:p>
          </table:table-cell>
          <table:table-cell table:formula="of:=[.B103]" office:value-type="float" office:value="5.361" calcext:value-type="float">
            <text:p>5.361</text:p>
          </table:table-cell>
          <table:table-cell table:number-columns-repeated="3"/>
          <table:table-cell office:value-type="string" calcext:value-type="string">
            <text:p>Time passed</text:p>
          </table:table-cell>
          <table:table-cell table:style-name="ce1" office:value-type="float" office:value="0.668333333333333" calcext:value-type="float">
            <text:p>0.668</text:p>
          </table:table-cell>
          <table:table-cell table:style-name="ce1" office:value-type="float" office:value="1.566" calcext:value-type="float">
            <text:p>1.566</text:p>
          </table:table-cell>
          <table:table-cell table:style-name="ce1" office:value-type="float" office:value="2.622" calcext:value-type="float">
            <text:p>2.622</text:p>
          </table:table-cell>
          <table:table-cell table:style-name="ce1" office:value-type="float" office:value="3.70133333333333" calcext:value-type="float">
            <text:p>3.701</text:p>
          </table:table-cell>
          <table:table-cell table:style-name="ce1" office:value-type="float" office:value="4.74466666666667" calcext:value-type="float">
            <text:p>4.745</text:p>
          </table:table-cell>
          <table:table-cell table:number-columns-repeated="2"/>
          <table:table-cell table:formula="of:=[.N104]/[.U$103]" office:value-type="float" office:value="0.668333333333333" calcext:value-type="float">
            <text:p>0.668333333333333</text:p>
          </table:table-cell>
          <table:table-cell table:formula="of:=[.O104]/[.V$103]" office:value-type="float" office:value="0.783" calcext:value-type="float">
            <text:p>0.783</text:p>
          </table:table-cell>
          <table:table-cell table:formula="of:=[.P104]/[.W$103]" office:value-type="float" office:value="0.874" calcext:value-type="float">
            <text:p>0.874</text:p>
          </table:table-cell>
          <table:table-cell table:formula="of:=[.Q104]/[.X$103]" office:value-type="float" office:value="0.925333333333332" calcext:value-type="float">
            <text:p>0.925333333333332</text:p>
          </table:table-cell>
          <table:table-cell table:formula="of:=[.R104]/[.Y$103]" office:value-type="float" office:value="0.948933333333334" calcext:value-type="float">
            <text:p>0.948933333333334</text:p>
          </table:table-cell>
        </table:table-row>
        <table:table-row table:style-name="ro1">
          <table:table-cell office:value-type="string" calcext:value-type="string">
            <text:p>test-000019.inactivity.2x.zip</text:p>
          </table:table-cell>
          <table:table-cell office:value-type="float" office:value="1.57133333333333" calcext:value-type="float">
            <text:p>1.57133333333333</text:p>
          </table:table-cell>
          <table:table-cell table:number-columns-repeated="10"/>
          <table:table-cell office:value-type="string" calcext:value-type="string">
            <text:p>Inactivity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1.57133333333333" calcext:value-type="float">
            <text:p>1.571</text:p>
          </table:table-cell>
          <table:table-cell table:style-name="ce1" office:value-type="float" office:value="2.62066666666667" calcext:value-type="float">
            <text:p>2.621</text:p>
          </table:table-cell>
          <table:table-cell table:style-name="ce1" office:value-type="float" office:value="3.69366666666667" calcext:value-type="float">
            <text:p>3.694</text:p>
          </table:table-cell>
          <table:table-cell table:style-name="ce1" office:value-type="float" office:value="4.787" calcext:value-type="float">
            <text:p>4.787</text:p>
          </table:table-cell>
          <table:table-cell table:number-columns-repeated="2"/>
          <table:table-cell table:formula="of:=[.N105]/[.U$103]" office:value-type="float" office:value="0.668" calcext:value-type="float">
            <text:p>0.668</text:p>
          </table:table-cell>
          <table:table-cell table:formula="of:=[.O105]/[.V$103]" office:value-type="float" office:value="0.785666666666665" calcext:value-type="float">
            <text:p>0.785666666666665</text:p>
          </table:table-cell>
          <table:table-cell table:formula="of:=[.P105]/[.W$103]" office:value-type="float" office:value="0.873555555555557" calcext:value-type="float">
            <text:p>0.873555555555557</text:p>
          </table:table-cell>
          <table:table-cell table:formula="of:=[.Q105]/[.X$103]" office:value-type="float" office:value="0.923416666666667" calcext:value-type="float">
            <text:p>0.923416666666667</text:p>
          </table:table-cell>
          <table:table-cell table:formula="of:=[.R105]/[.Y$103]" office:value-type="float" office:value="0.9574" calcext:value-type="float">
            <text:p>0.9574</text:p>
          </table:table-cell>
        </table:table-row>
        <table:table-row table:style-name="ro1">
          <table:table-cell office:value-type="string" calcext:value-type="string">
            <text:p>test-000019.inactivity.3x.zip</text:p>
          </table:table-cell>
          <table:table-cell office:value-type="float" office:value="2.62066666666667" calcext:value-type="float">
            <text:p>2.62066666666667</text:p>
          </table:table-cell>
          <table:table-cell table:number-columns-repeated="10"/>
          <table:table-cell office:value-type="string" calcext:value-type="string">
            <text:p>Inventory full/empty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1.64566666666667" calcext:value-type="float">
            <text:p>1.646</text:p>
          </table:table-cell>
          <table:table-cell table:style-name="ce1" office:value-type="float" office:value="2.75866666666667" calcext:value-type="float">
            <text:p>2.759</text:p>
          </table:table-cell>
          <table:table-cell table:style-name="ce1" office:value-type="float" office:value="3.87566666666667" calcext:value-type="float">
            <text:p>3.876</text:p>
          </table:table-cell>
          <table:table-cell table:style-name="ce1" office:value-type="float" office:value="5.01133333333333" calcext:value-type="float">
            <text:p>5.011</text:p>
          </table:table-cell>
          <table:table-cell table:number-columns-repeated="2"/>
          <table:table-cell table:formula="of:=[.N106]/[.U$103]" office:value-type="float" office:value="0.687" calcext:value-type="float">
            <text:p>0.687</text:p>
          </table:table-cell>
          <table:table-cell table:formula="of:=[.O106]/[.V$103]" office:value-type="float" office:value="0.822833333333335" calcext:value-type="float">
            <text:p>0.822833333333335</text:p>
          </table:table-cell>
          <table:table-cell table:formula="of:=[.P106]/[.W$103]" office:value-type="float" office:value="0.919555555555557" calcext:value-type="float">
            <text:p>0.919555555555557</text:p>
          </table:table-cell>
          <table:table-cell table:formula="of:=[.Q106]/[.X$103]" office:value-type="float" office:value="0.968916666666667" calcext:value-type="float">
            <text:p>0.968916666666667</text:p>
          </table:table-cell>
          <table:table-cell table:formula="of:=[.R106]/[.Y$103]" office:value-type="float" office:value="1.00226666666667" calcext:value-type="float">
            <text:p>1.00226666666667</text:p>
          </table:table-cell>
        </table:table-row>
        <table:table-row table:style-name="ro1">
          <table:table-cell office:value-type="string" calcext:value-type="string">
            <text:p>test-000019.inactivity.4x.zip</text:p>
          </table:table-cell>
          <table:table-cell office:value-type="float" office:value="3.69366666666667" calcext:value-type="float">
            <text:p>3.69366666666667</text:p>
          </table:table-cell>
          <table:table-cell table:number-columns-repeated="10"/>
          <table:table-cell office:value-type="string" calcext:value-type="string">
            <text:p>Circuit network</text:p>
          </table:table-cell>
          <table:table-cell table:style-name="ce1" office:value-type="float" office:value="0.727333333333333" calcext:value-type="float">
            <text:p>0.727</text:p>
          </table:table-cell>
          <table:table-cell table:style-name="ce1" office:value-type="float" office:value="1.77033333333333" calcext:value-type="float">
            <text:p>1.770</text:p>
          </table:table-cell>
          <table:table-cell table:style-name="ce1" office:value-type="float" office:value="2.943" calcext:value-type="float">
            <text:p>2.943</text:p>
          </table:table-cell>
          <table:table-cell table:style-name="ce1" office:value-type="float" office:value="4.12133333333333" calcext:value-type="float">
            <text:p>4.121</text:p>
          </table:table-cell>
          <table:table-cell table:style-name="ce1" office:value-type="float" office:value="5.361" calcext:value-type="float">
            <text:p>5.361</text:p>
          </table:table-cell>
          <table:table-cell table:number-columns-repeated="2"/>
          <table:table-cell table:formula="of:=[.N107]/[.U$103]" office:value-type="float" office:value="0.727333333333333" calcext:value-type="float">
            <text:p>0.727333333333333</text:p>
          </table:table-cell>
          <table:table-cell table:formula="of:=[.O107]/[.V$103]" office:value-type="float" office:value="0.885166666666665" calcext:value-type="float">
            <text:p>0.885166666666665</text:p>
          </table:table-cell>
          <table:table-cell table:formula="of:=[.P107]/[.W$103]" office:value-type="float" office:value="0.981" calcext:value-type="float">
            <text:p>0.981</text:p>
          </table:table-cell>
          <table:table-cell table:formula="of:=[.Q107]/[.X$103]" office:value-type="float" office:value="1.03033333333333" calcext:value-type="float">
            <text:p>1.03033333333333</text:p>
          </table:table-cell>
          <table:table-cell table:formula="of:=[.R107]/[.Y$103]" office:value-type="float" office:value="1.0722" calcext:value-type="float">
            <text:p>1.0722</text:p>
          </table:table-cell>
        </table:table-row>
        <table:table-row table:style-name="ro1">
          <table:table-cell office:value-type="string" calcext:value-type="string">
            <text:p>test-000019.inactivity.5x.zip</text:p>
          </table:table-cell>
          <table:table-cell office:value-type="float" office:value="4.787" calcext:value-type="float">
            <text:p>4.787</text:p>
          </table:table-cell>
          <table:table-cell table:number-columns-repeated="10"/>
          <table:table-cell office:value-type="string" calcext:value-type="string">
            <text:p>Item count</text:p>
          </table:table-cell>
          <table:table-cell table:style-name="ce1" office:value-type="float" office:value="1.10366666666667" calcext:value-type="float">
            <text:p>1.104</text:p>
          </table:table-cell>
          <table:table-cell table:style-name="ce1" office:value-type="float" office:value="2.748" calcext:value-type="float">
            <text:p>2.748</text:p>
          </table:table-cell>
          <table:table-cell table:style-name="ce1" office:value-type="float" office:value="4.41566666666667" calcext:value-type="float">
            <text:p>4.416</text:p>
          </table:table-cell>
          <table:table-cell table:style-name="ce1" office:value-type="float" office:value="6.118" calcext:value-type="float">
            <text:p>6.118</text:p>
          </table:table-cell>
          <table:table-cell table:style-name="ce1" office:value-type="float" office:value="7.848" calcext:value-type="float">
            <text:p>7.848</text:p>
          </table:table-cell>
          <table:table-cell table:number-columns-repeated="2"/>
          <table:table-cell table:formula="of:=[.N108]/[.U$103]" office:value-type="float" office:value="1.10366666666667" calcext:value-type="float">
            <text:p>1.10366666666667</text:p>
          </table:table-cell>
          <table:table-cell table:formula="of:=[.O108]/[.V$103]" office:value-type="float" office:value="1.374" calcext:value-type="float">
            <text:p>1.374</text:p>
          </table:table-cell>
          <table:table-cell table:formula="of:=[.P108]/[.W$103]" office:value-type="float" office:value="1.47188888888889" calcext:value-type="float">
            <text:p>1.47188888888889</text:p>
          </table:table-cell>
          <table:table-cell table:formula="of:=[.Q108]/[.X$103]" office:value-type="float" office:value="1.5295" calcext:value-type="float">
            <text:p>1.5295</text:p>
          </table:table-cell>
          <table:table-cell table:formula="of:=[.R108]/[.Y$103]" office:value-type="float" office:value="1.5696" calcext:value-type="float">
            <text:p>1.5696</text:p>
          </table:table-cell>
        </table:table-row>
        <table:table-row table:style-name="ro1">
          <table:table-cell office:value-type="string" calcext:value-type="string">
            <text:p>test-000019.inactivity.zip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[.A109]" office:value-type="string" office:string-value="test-000019.inactivity.zip" calcext:value-type="string">
            <text:p>test-000019.inactivity.zip</text:p>
          </table:table-cell>
          <table:table-cell table:formula="of:=[.B109]" office:value-type="float" office:value="0.668" calcext:value-type="float">
            <text:p>0.668</text:p>
          </table:table-cell>
          <table:table-cell table:formula="of:=[.B105]" office:value-type="float" office:value="1.57133333333333" calcext:value-type="float">
            <text:p>1.57133333333333</text:p>
          </table:table-cell>
          <table:table-cell table:formula="of:=[.B106]" office:value-type="float" office:value="2.62066666666667" calcext:value-type="float">
            <text:p>2.62066666666667</text:p>
          </table:table-cell>
          <table:table-cell table:formula="of:=[.B107]" office:value-type="float" office:value="3.69366666666667" calcext:value-type="float">
            <text:p>3.69366666666667</text:p>
          </table:table-cell>
          <table:table-cell table:formula="of:=[.B108]" office:value-type="float" office:value="4.787" calcext:value-type="float">
            <text:p>4.7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000019.inventory_full_empty.2x.zip</text:p>
          </table:table-cell>
          <table:table-cell office:value-type="float" office:value="1.64566666666667" calcext:value-type="float">
            <text:p>1.64566666666667</text:p>
          </table:table-cell>
          <table:table-cell table:number-columns-repeated="11"/>
          <table:table-cell table:formula="of:=MIN([.N104:.N109])" office:value-type="float" office:value="0.668" calcext:value-type="float">
            <text:p>0.668</text:p>
          </table:table-cell>
          <table:table-cell table:formula="of:=MIN([.O104:.O109])" office:value-type="float" office:value="1.566" calcext:value-type="float">
            <text:p>1.566</text:p>
          </table:table-cell>
          <table:table-cell table:formula="of:=MIN([.P104:.P109])" office:value-type="float" office:value="2.62066666666667" calcext:value-type="float">
            <text:p>2.62066666666667</text:p>
          </table:table-cell>
          <table:table-cell table:formula="of:=MIN([.Q104:.Q109])" office:value-type="float" office:value="3.69366666666667" calcext:value-type="float">
            <text:p>3.69366666666667</text:p>
          </table:table-cell>
          <table:table-cell table:formula="of:=MIN([.R104:.R109])" office:value-type="float" office:value="4.74466666666667" calcext:value-type="float">
            <text:p>4.744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nventory_full_empty.3x.zip</text:p>
          </table:table-cell>
          <table:table-cell office:value-type="float" office:value="2.75866666666667" calcext:value-type="float">
            <text:p>2.75866666666667</text:p>
          </table:table-cell>
          <table:table-cell table:number-columns-repeated="11"/>
          <table:table-cell table:style-name="ce3" table:formula="of:=[.N104]/[.$N$110]" office:value-type="percentage" office:value="1.00049900199601" calcext:value-type="percentage">
            <text:p>100.05%</text:p>
          </table:table-cell>
          <table:table-cell table:style-name="ce3" table:formula="of:=[.O104]/[.O$110]" office:value-type="percentage" office:value="1" calcext:value-type="percentage">
            <text:p>100.00%</text:p>
          </table:table-cell>
          <table:table-cell table:style-name="ce3" table:formula="of:=[.P104]/[.P$110]" office:value-type="percentage" office:value="1.00050877639277" calcext:value-type="percentage">
            <text:p>100.05%</text:p>
          </table:table-cell>
          <table:table-cell table:style-name="ce3" table:formula="of:=[.Q104]/[.Q$110]" office:value-type="percentage" office:value="1.0020756249436" calcext:value-type="percentage">
            <text:p>100.21%</text:p>
          </table:table-cell>
          <table:table-cell table:style-name="ce3" table:formula="of:=[.R104]/[.R$110]" office:value-type="percentage" office:value="1" calcext:value-type="percentage">
            <text:p>10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nventory_full_empty.4x.zip</text:p>
          </table:table-cell>
          <table:table-cell office:value-type="float" office:value="3.87566666666667" calcext:value-type="float">
            <text:p>3.87566666666667</text:p>
          </table:table-cell>
          <table:table-cell table:number-columns-repeated="11"/>
          <table:table-cell table:style-name="ce3" table:formula="of:=[.N105]/[.$N$110]" office:value-type="percentage" office:value="1" calcext:value-type="percentage">
            <text:p>100.00%</text:p>
          </table:table-cell>
          <table:table-cell table:style-name="ce3" table:formula="of:=[.O105]/[.O$110]" office:value-type="percentage" office:value="1.00340570455513" calcext:value-type="percentage">
            <text:p>100.34%</text:p>
          </table:table-cell>
          <table:table-cell table:style-name="ce3" table:formula="of:=[.P105]/[.P$110]" office:value-type="percentage" office:value="1" calcext:value-type="percentage">
            <text:p>100.00%</text:p>
          </table:table-cell>
          <table:table-cell table:style-name="ce3" table:formula="of:=[.Q105]/[.Q$110]" office:value-type="percentage" office:value="1" calcext:value-type="percentage">
            <text:p>100.00%</text:p>
          </table:table-cell>
          <table:table-cell table:style-name="ce3" table:formula="of:=[.R105]/[.R$110]" office:value-type="percentage" office:value="1.00892229872137" calcext:value-type="percentage">
            <text:p>100.8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nventory_full_empty.5x.zip</text:p>
          </table:table-cell>
          <table:table-cell office:value-type="float" office:value="5.01133333333333" calcext:value-type="float">
            <text:p>5.01133333333333</text:p>
          </table:table-cell>
          <table:table-cell table:number-columns-repeated="11"/>
          <table:table-cell table:style-name="ce3" table:formula="of:=[.N106]/[.$N$110]" office:value-type="percentage" office:value="1.02844311377246" calcext:value-type="percentage">
            <text:p>102.84%</text:p>
          </table:table-cell>
          <table:table-cell table:style-name="ce3" table:formula="of:=[.O106]/[.O$110]" office:value-type="percentage" office:value="1.05087271179225" calcext:value-type="percentage">
            <text:p>105.09%</text:p>
          </table:table-cell>
          <table:table-cell table:style-name="ce3" table:formula="of:=[.P106]/[.P$110]" office:value-type="percentage" office:value="1.05265835665225" calcext:value-type="percentage">
            <text:p>105.27%</text:p>
          </table:table-cell>
          <table:table-cell table:style-name="ce3" table:formula="of:=[.Q106]/[.Q$110]" office:value-type="percentage" office:value="1.04927353126974" calcext:value-type="percentage">
            <text:p>104.93%</text:p>
          </table:table-cell>
          <table:table-cell table:style-name="ce3" table:formula="of:=[.R106]/[.R$110]" office:value-type="percentage" office:value="1.05620345651257" calcext:value-type="percentage">
            <text:p>105.6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nventory_full_empty.zip</text:p>
          </table:table-cell>
          <table:table-cell office:value-type="float" office:value="0.687" calcext:value-type="float">
            <text:p>0.687</text:p>
          </table:table-cell>
          <table:table-cell/>
          <table:table-cell table:formula="of:=[.A114]" office:value-type="string" office:string-value="test-000019.inventory_full_empty.zip" calcext:value-type="string">
            <text:p>test-000019.inventory_full_empty.zip</text:p>
          </table:table-cell>
          <table:table-cell table:formula="of:=[.B114]" office:value-type="float" office:value="0.687" calcext:value-type="float">
            <text:p>0.687</text:p>
          </table:table-cell>
          <table:table-cell table:formula="of:=[.B110]" office:value-type="float" office:value="1.64566666666667" calcext:value-type="float">
            <text:p>1.64566666666667</text:p>
          </table:table-cell>
          <table:table-cell table:formula="of:=[.B111]" office:value-type="float" office:value="2.75866666666667" calcext:value-type="float">
            <text:p>2.75866666666667</text:p>
          </table:table-cell>
          <table:table-cell table:formula="of:=[.B112]" office:value-type="float" office:value="3.87566666666667" calcext:value-type="float">
            <text:p>3.87566666666667</text:p>
          </table:table-cell>
          <table:table-cell table:formula="of:=[.B113]" office:value-type="float" office:value="5.01133333333333" calcext:value-type="float">
            <text:p>5.01133333333333</text:p>
          </table:table-cell>
          <table:table-cell table:number-columns-repeated="4"/>
          <table:table-cell table:style-name="ce3" table:formula="of:=[.N107]/[.$N$110]" office:value-type="percentage" office:value="1.08882235528942" calcext:value-type="percentage">
            <text:p>108.88%</text:p>
          </table:table-cell>
          <table:table-cell table:style-name="ce3" table:formula="of:=[.O107]/[.O$110]" office:value-type="percentage" office:value="1.13048105576841" calcext:value-type="percentage">
            <text:p>113.05%</text:p>
          </table:table-cell>
          <table:table-cell table:style-name="ce3" table:formula="of:=[.P107]/[.P$110]" office:value-type="percentage" office:value="1.12299669295345" calcext:value-type="percentage">
            <text:p>112.30%</text:p>
          </table:table-cell>
          <table:table-cell table:style-name="ce3" table:formula="of:=[.Q107]/[.Q$110]" office:value-type="percentage" office:value="1.11578377402761" calcext:value-type="percentage">
            <text:p>111.58%</text:p>
          </table:table-cell>
          <table:table-cell table:style-name="ce3" table:formula="of:=[.R107]/[.R$110]" office:value-type="percentage" office:value="1.12990023886469" calcext:value-type="percentage">
            <text:p>112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tem_count.2x.zip</text:p>
          </table:table-cell>
          <table:table-cell office:value-type="float" office:value="2.748" calcext:value-type="float">
            <text:p>2.748</text:p>
          </table:table-cell>
          <table:table-cell table:number-columns-repeated="11"/>
          <table:table-cell table:style-name="ce3" table:formula="of:=[.N108]/[.$N$110]" office:value-type="percentage" office:value="1.65219560878244" calcext:value-type="percentage">
            <text:p>165.22%</text:p>
          </table:table-cell>
          <table:table-cell table:style-name="ce3" table:formula="of:=[.O108]/[.O$110]" office:value-type="percentage" office:value="1.75478927203065" calcext:value-type="percentage">
            <text:p>175.48%</text:p>
          </table:table-cell>
          <table:table-cell table:style-name="ce3" table:formula="of:=[.P108]/[.P$110]" office:value-type="percentage" office:value="1.68494021877385" calcext:value-type="percentage">
            <text:p>168.49%</text:p>
          </table:table-cell>
          <table:table-cell table:style-name="ce3" table:formula="of:=[.Q108]/[.Q$110]" office:value-type="percentage" office:value="1.65634870499052" calcext:value-type="percentage">
            <text:p>165.63%</text:p>
          </table:table-cell>
          <table:table-cell table:style-name="ce3" table:formula="of:=[.R108]/[.R$110]" office:value-type="percentage" office:value="1.6540677251651" calcext:value-type="percentage">
            <text:p>165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19.item_count.3x.zip</text:p>
          </table:table-cell>
          <table:table-cell office:value-type="float" office:value="4.41566666666667" calcext:value-type="float">
            <text:p>4.41566666666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item_count.4x.zip</text:p>
          </table:table-cell>
          <table:table-cell office:value-type="float" office:value="6.118" calcext:value-type="float">
            <text:p>6.1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item_count.5x.zip</text:p>
          </table:table-cell>
          <table:table-cell office:value-type="float" office:value="7.848" calcext:value-type="float">
            <text:p>7.8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item_count.zip</text:p>
          </table:table-cell>
          <table:table-cell office:value-type="float" office:value="1.10366666666667" calcext:value-type="float">
            <text:p>1.10366666666667</text:p>
          </table:table-cell>
          <table:table-cell/>
          <table:table-cell table:formula="of:=[.A119]" office:value-type="string" office:string-value="test-000019.item_count.zip" calcext:value-type="string">
            <text:p>test-000019.item_count.zip</text:p>
          </table:table-cell>
          <table:table-cell table:formula="of:=[.B119]" office:value-type="float" office:value="1.10366666666667" calcext:value-type="float">
            <text:p>1.10366666666667</text:p>
          </table:table-cell>
          <table:table-cell table:formula="of:=[.B115]" office:value-type="float" office:value="2.748" calcext:value-type="float">
            <text:p>2.748</text:p>
          </table:table-cell>
          <table:table-cell table:formula="of:=[.B116]" office:value-type="float" office:value="4.41566666666667" calcext:value-type="float">
            <text:p>4.41566666666667</text:p>
          </table:table-cell>
          <table:table-cell table:formula="of:=[.B117]" office:value-type="float" office:value="6.118" calcext:value-type="float">
            <text:p>6.118</text:p>
          </table:table-cell>
          <table:table-cell table:formula="of:=[.B118]" office:value-type="float" office:value="7.848" calcext:value-type="float">
            <text:p>7.8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-000019.time_passed.2x.zip</text:p>
          </table:table-cell>
          <table:table-cell office:value-type="float" office:value="1.566" calcext:value-type="float">
            <text:p>1.5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time_passed.3x.zip</text:p>
          </table:table-cell>
          <table:table-cell office:value-type="float" office:value="2.622" calcext:value-type="float">
            <text:p>2.6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time_passed.4x.zip</text:p>
          </table:table-cell>
          <table:table-cell office:value-type="float" office:value="3.70133333333333" calcext:value-type="float">
            <text:p>3.7013333333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time_passed.5x.zip</text:p>
          </table:table-cell>
          <table:table-cell office:value-type="float" office:value="4.74466666666667" calcext:value-type="float">
            <text:p>4.74466666666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-000019.time_passed.zip</text:p>
          </table:table-cell>
          <table:table-cell office:value-type="float" office:value="0.668333333333333" calcext:value-type="float">
            <text:p>0.668333333333333</text:p>
          </table:table-cell>
          <table:table-cell/>
          <table:table-cell table:formula="of:=[.A124]" office:value-type="string" office:string-value="test-000019.time_passed.zip" calcext:value-type="string">
            <text:p>test-000019.time_passed.zip</text:p>
          </table:table-cell>
          <table:table-cell table:formula="of:=[.B124]" office:value-type="float" office:value="0.668333333333333" calcext:value-type="float">
            <text:p>0.668333333333333</text:p>
          </table:table-cell>
          <table:table-cell table:formula="of:=[.B120]" office:value-type="float" office:value="1.566" calcext:value-type="float">
            <text:p>1.566</text:p>
          </table:table-cell>
          <table:table-cell table:formula="of:=[.B121]" office:value-type="float" office:value="2.622" calcext:value-type="float">
            <text:p>2.622</text:p>
          </table:table-cell>
          <table:table-cell table:formula="of:=[.B122]" office:value-type="float" office:value="3.70133333333333" calcext:value-type="float">
            <text:p>3.70133333333333</text:p>
          </table:table-cell>
          <table:table-cell table:formula="of:=[.B123]" office:value-type="float" office:value="4.74466666666667" calcext:value-type="float">
            <text:p>4.74466666666667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M104:Sheet1.R1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1:30:27.620486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7:00:27.353410588</meta:creation-date>
    <dc:date>2019-02-10T14:29:45.935980654</dc:date>
    <meta:editing-duration>PT2H59M55S</meta:editing-duration>
    <meta:editing-cycles>7</meta:editing-cycles>
    <meta:generator>LibreOffice/6.2.0.3$Linux_X86_64 LibreOffice_project/20$Build-3</meta:generator>
    <meta:document-statistic meta:table-count="1" meta:cell-count="1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0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1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d320" dr3d:edge-rounding="5%"/>
      <style:text-properties fo:font-family="monospace" style:font-style-name="Regular" style:font-pitch="fixed" fo:font-size="12pt" style:font-size-asian="10pt" style:font-size-complex="10pt"/>
    </style:style>
    <style:style style:name="ch12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579d1c"/>
      <style:text-properties fo:color="#ffffff" fo:font-family="monospace" style:font-style-name="Regular" style:font-pitch="fixed" fo:font-size="12pt" style:font-size-asian="10pt" style:font-size-complex="10pt"/>
    </style:style>
    <style:style style:name="ch13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7e0021"/>
      <style:text-properties fo:color="#ffffff" fo:font-family="monospace" style:font-style-name="Regular" style:font-pitch="fixed" fo:font-size="12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688cm" svg:height="22.887cm" xlink:href=".." xlink:type="simple" chart:class="chart:bar" chart:style-name="ch1">
        <chart:title svg:x="14.703cm" svg:y="0.105cm" chart:style-name="ch2">
          <text:p>Average ms per tick for wait condition</text:p>
        </chart:title>
        <chart:subtitle svg:x="18.515cm" svg:y="0.872cm" chart:style-name="ch3">
          <text:p>lower is better</text:p>
        </chart:subtitle>
        <chart:legend chart:legend-position="bottom" svg:x="17.434cm" svg:y="22.182cm" style:legend-expansion="wide" chart:style-name="ch4"/>
        <chart:plot-area chart:style-name="ch5" table:cell-range-address="Sheet1.M103:Sheet1.R108" chart:data-source-has-labels="both" svg:x="0.207cm" svg:y="1.761cm" svg:width="39.897cm" svg:height="20.063cm">
          <chartooo:coordinate-region svg:x="5.75cm" svg:y="1.761cm" svg:width="33.691cm" svg:height="19.31cm"/>
          <chart:axis chart:dimension="x" chart:name="primary-x" chart:style-name="ch6" chartooo:axis-type="auto">
            <chartooo:date-scale/>
            <chart:categories table:cell-range-address="Sheet1.M104:Sheet1.M10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N104:Sheet1.N108" chart:label-cell-address="Sheet1.N103:Sheet1.N103" chart:class="chart:bar">
            <chart:data-point chart:repeated="5"/>
          </chart:series>
          <chart:series chart:style-name="ch10" chart:values-cell-range-address="Sheet1.O104:Sheet1.O108" chart:label-cell-address="Sheet1.O103:Sheet1.O103" chart:class="chart:bar">
            <chart:data-point chart:repeated="5"/>
          </chart:series>
          <chart:series chart:style-name="ch11" chart:values-cell-range-address="Sheet1.P104:Sheet1.P108" chart:label-cell-address="Sheet1.P103:Sheet1.P103" chart:class="chart:bar">
            <chart:data-point chart:repeated="5"/>
          </chart:series>
          <chart:series chart:style-name="ch12" chart:values-cell-range-address="Sheet1.Q104:Sheet1.Q108" chart:label-cell-address="Sheet1.Q103:Sheet1.Q103" chart:class="chart:bar">
            <chart:data-point chart:repeated="5"/>
          </chart:series>
          <chart:series chart:style-name="ch13" chart:values-cell-range-address="Sheet1.R104:Sheet1.R108" chart:label-cell-address="Sheet1.R103:Sheet1.R10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</text:p>
                <draw:g>
                  <svg:desc>Sheet1.N103:Sheet1.N103</svg:desc>
                </draw:g>
              </table:table-cell>
              <table:table-cell office:value-type="string">
                <text:p>2x</text:p>
                <draw:g>
                  <svg:desc>Sheet1.O103:Sheet1.O103</svg:desc>
                </draw:g>
              </table:table-cell>
              <table:table-cell office:value-type="string">
                <text:p>3x</text:p>
                <draw:g>
                  <svg:desc>Sheet1.P103:Sheet1.P103</svg:desc>
                </draw:g>
              </table:table-cell>
              <table:table-cell office:value-type="string">
                <text:p>4x</text:p>
                <draw:g>
                  <svg:desc>Sheet1.Q103:Sheet1.Q103</svg:desc>
                </draw:g>
              </table:table-cell>
              <table:table-cell office:value-type="string">
                <text:p>5x</text:p>
                <draw:g>
                  <svg:desc>Sheet1.R103:Sheet1.R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passed</text:p>
                <draw:g>
                  <svg:desc>Sheet1.M104:Sheet1.M108</svg:desc>
                </draw:g>
              </table:table-cell>
              <table:table-cell office:value-type="float" office:value="0.668333333333333">
                <text:p>0.668333333333333</text:p>
                <draw:g>
                  <svg:desc>Sheet1.N104:Sheet1.N108</svg:desc>
                </draw:g>
              </table:table-cell>
              <table:table-cell office:value-type="float" office:value="1.566">
                <text:p>1.566</text:p>
                <draw:g>
                  <svg:desc>Sheet1.O104:Sheet1.O108</svg:desc>
                </draw:g>
              </table:table-cell>
              <table:table-cell office:value-type="float" office:value="2.622">
                <text:p>2.622</text:p>
                <draw:g>
                  <svg:desc>Sheet1.P104:Sheet1.P108</svg:desc>
                </draw:g>
              </table:table-cell>
              <table:table-cell office:value-type="float" office:value="3.70133333333333">
                <text:p>3.70133333333333</text:p>
                <draw:g>
                  <svg:desc>Sheet1.Q104:Sheet1.Q108</svg:desc>
                </draw:g>
              </table:table-cell>
              <table:table-cell office:value-type="float" office:value="4.74466666666667">
                <text:p>4.74466666666667</text:p>
                <draw:g>
                  <svg:desc>Sheet1.R104:Sheet1.R108</svg:desc>
                </draw:g>
              </table:table-cell>
            </table:table-row>
            <table:table-row>
              <table:table-cell office:value-type="string">
                <text:p>Inactivity</text:p>
              </table:table-cell>
              <table:table-cell office:value-type="float" office:value="0.668">
                <text:p>0.668</text:p>
              </table:table-cell>
              <table:table-cell office:value-type="float" office:value="1.57133333333333">
                <text:p>1.57133333333333</text:p>
              </table:table-cell>
              <table:table-cell office:value-type="float" office:value="2.62066666666667">
                <text:p>2.62066666666667</text:p>
              </table:table-cell>
              <table:table-cell office:value-type="float" office:value="3.69366666666667">
                <text:p>3.69366666666667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Inventory full/empty</text:p>
              </table:table-cell>
              <table:table-cell office:value-type="float" office:value="0.687">
                <text:p>0.687</text:p>
              </table:table-cell>
              <table:table-cell office:value-type="float" office:value="1.64566666666667">
                <text:p>1.64566666666667</text:p>
              </table:table-cell>
              <table:table-cell office:value-type="float" office:value="2.75866666666667">
                <text:p>2.75866666666667</text:p>
              </table:table-cell>
              <table:table-cell office:value-type="float" office:value="3.87566666666667">
                <text:p>3.87566666666667</text:p>
              </table:table-cell>
              <table:table-cell office:value-type="float" office:value="5.01133333333333">
                <text:p>5.01133333333333</text:p>
              </table:table-cell>
            </table:table-row>
            <table:table-row>
              <table:table-cell office:value-type="string">
                <text:p>Circuit network</text:p>
              </table:table-cell>
              <table:table-cell office:value-type="float" office:value="0.727333333333333">
                <text:p>0.727333333333333</text:p>
              </table:table-cell>
              <table:table-cell office:value-type="float" office:value="1.77033333333333">
                <text:p>1.77033333333333</text:p>
              </table:table-cell>
              <table:table-cell office:value-type="float" office:value="2.943">
                <text:p>2.943</text:p>
              </table:table-cell>
              <table:table-cell office:value-type="float" office:value="4.12133333333333">
                <text:p>4.12133333333333</text:p>
              </table:table-cell>
              <table:table-cell office:value-type="float" office:value="5.361">
                <text:p>5.361</text:p>
              </table:table-cell>
            </table:table-row>
            <table:table-row>
              <table:table-cell office:value-type="string">
                <text:p>Item count</text:p>
              </table:table-cell>
              <table:table-cell office:value-type="float" office:value="1.10366666666667">
                <text:p>1.10366666666667</text:p>
              </table:table-cell>
              <table:table-cell office:value-type="float" office:value="2.748">
                <text:p>2.748</text:p>
              </table:table-cell>
              <table:table-cell office:value-type="float" office:value="4.41566666666667">
                <text:p>4.41566666666667</text:p>
              </table:table-cell>
              <table:table-cell office:value-type="float" office:value="6.118">
                <text:p>6.118</text:p>
              </table:table-cell>
              <table:table-cell office:value-type="float" office:value="7.848">
                <text:p>7.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